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6cm"/>
    </style:style>
    <style:style style:name="co2" style:family="table-column">
      <style:table-column-properties fo:break-before="auto" style:column-width="1.529cm"/>
    </style:style>
    <style:style style:name="co3" style:family="table-column">
      <style:table-column-properties fo:break-before="auto" style:column-width="6.227cm"/>
    </style:style>
    <style:style style:name="co4" style:family="table-column">
      <style:table-column-properties fo:break-before="auto" style:column-width="7.909cm"/>
    </style:style>
    <style:style style:name="co5" style:family="table-column">
      <style:table-column-properties fo:break-before="auto" style:column-width="1.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7.772cm"/>
    </style:style>
    <style:style style:name="co8" style:family="table-column">
      <style:table-column-properties fo:break-before="auto" style:column-width="2.616cm"/>
    </style:style>
    <style:style style:name="co9" style:family="table-column">
      <style:table-column-properties fo:break-before="auto" style:column-width="4.514cm"/>
    </style:style>
    <style:style style:name="co10" style:family="table-column">
      <style:table-column-properties fo:break-before="auto" style:column-width="6.135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 style:data-style-name="N100">
      <style:table-cell-properties fo:wrap-option="wrap"/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</style:style>
    <style:style style:name="ce7" style:family="table-cell" style:parent-style-name="Default" style:data-style-name="N0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cds und dvds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6" table:number-columns-repeated="1014" table:default-cell-style-name="ce4"/>
        <table:table-row table:style-name="ro1">
          <table:table-cell table:style-name="ce2" office:value-type="string" calcext:value-type="string">
            <text:p>Realname</text:p>
          </table:table-cell>
          <table:table-cell table:style-name="ce2" office:value-type="string" calcext:value-type="string">
            <text:p>Words</text:p>
          </table:table-cell>
          <table:table-cell table:style-name="ce5" office:value-type="string" calcext:value-type="string">
            <text:p>Interpret</text:p>
          </table:table-cell>
          <table:table-cell table:style-name="ce5" office:value-type="string" calcext:value-type="string">
            <text:p>Titel</text:p>
          </table:table-cell>
          <table:table-cell table:style-name="ce2" office:value-type="string" calcext:value-type="string">
            <text:p>Medium</text:p>
          </table:table-cell>
          <table:table-cell table:style-name="ce7" office:value-type="string" calcext:value-type="string">
            <text:p>Vorname</text:p>
          </table:table-cell>
          <table:table-cell table:style-name="ce7" office:value-type="string" calcext:value-type="string">
            <text:p>Nach – oder Band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Nachname</text:p>
          </table:table-cell>
          <table:table-cell table:style-name="ce2" table:number-columns-repeated="1015"/>
        </table:table-row>
        <table:table-row table:style-name="ro2">
          <table:table-cell table:number-columns-repeated="5"/>
          <table:table-cell table:formula="of:=IF(([.B2]&gt;1);LEFT([.C2];FIND(&quot; &quot;;[.C2])-1);&quot;&quot;)">
            <text:p/>
          </table:table-cell>
          <table:table-cell table:formula="of:=IF(AND([.A1]&lt;&gt;1;[.B2]&gt;1);(MID([.C2];FIND(&quot; &quot;;[.C2])+1;LEN([.C2])-FIND(&quot; &quot;;[.C2])));[.C2]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/>
          <table:table-cell table:formula="of:=LEN([.C3])-LEN(SUBSTITUTE([.C3];&quot; &quot;;&quot;&quot;))+1" office:value-type="float" office:value="1" calcext:value-type="float">
            <text:p>1</text:p>
          </table:table-cell>
          <table:table-cell office:value-type="string" calcext:value-type="string">
            <text:p>Abwärts</text:p>
          </table:table-cell>
          <table:table-cell office:value-type="string" calcext:value-type="string">
            <text:p>Herzlich Willkommen</text:p>
          </table:table-cell>
          <table:table-cell/>
          <table:table-cell table:formula="of:=IF(([.B3]&gt;1);LEFT([.C3];FIND(&quot; &quot;;[.C3])-1);&quot;&quot;)">
            <text:p/>
          </table:table-cell>
          <table:table-cell table:formula="of:=IF(AND([.A3]&lt;&gt;&quot;x&quot;;[.B3]&gt;1);(MID([.C3];FIND(&quot; &quot;;[.C3])+1;LEN([.C3])-FIND(&quot; &quot;;[.C3])));[.C3])" office:value-type="string" office:string-value="Abwärts" calcext:value-type="string">
            <text:p>Abwärts</text:p>
          </table:table-cell>
          <table:table-cell/>
          <table:table-cell office:value-type="string" calcext:value-type="string">
            <text:p>Abwärts</text:p>
          </table:table-cell>
          <table:table-cell/>
          <table:table-cell table:formula="of:=MID([.C4];FIND(&quot; &quot;;[.C4])+1;LEN([.C4])-FIND(&quot; &quot;;[.C4]))" office:value-type="string" office:string-value="Areas Volume 3" calcext:value-type="string">
            <text:p>Areas Volume 3</text:p>
          </table:table-cell>
          <table:table-cell table:number-columns-repeated="1013"/>
        </table:table-row>
        <table:table-row table:style-name="ro2">
          <table:table-cell/>
          <table:table-cell table:formula="of:=LEN([.C4])-LEN(SUBSTITUTE([.C4];&quot; &quot;;&quot;&quot;))+1" office:value-type="float" office:value="4" calcext:value-type="float">
            <text:p>4</text:p>
          </table:table-cell>
          <table:table-cell office:value-type="string" calcext:value-type="string">
            <text:p>All Areas Volume 3</text:p>
          </table:table-cell>
          <table:table-cell table:number-columns-repeated="2"/>
          <table:table-cell table:formula="of:=IF(AND([.A4]=&quot;x&quot;;[.B4]&gt;1);LEFT([.C4];FIND(&quot; &quot;;[.C4])-1);&quot;&quot;)">
            <text:p/>
          </table:table-cell>
          <table:table-cell table:formula="of:=IF(AND([.A4]=&quot;x&quot;;[.B4]&gt;1);(MID([.C4];FIND(&quot; &quot;;[.C4])+1;LEN([.C4])-FIND(&quot; &quot;;[.C4])));[.C4])" office:value-type="string" office:string-value="All Areas Volume 3" calcext:value-type="string">
            <text:p>All Areas Volume 3</text:p>
          </table:table-cell>
          <table:table-cell/>
          <table:table-cell office:value-type="string" calcext:value-type="string">
            <text:p>All Areas Volume 3</text:p>
          </table:table-cell>
          <table:table-cell table:formula="of:=CONCATENATE([.H4];[.I4])" office:value-type="string" office:string-value="All Areas Volume 3" calcext:value-type="string">
            <text:p>All Areas Volume 3</text:p>
          </table:table-cell>
          <table:table-cell table:number-columns-repeated="1014"/>
        </table:table-row>
        <table:table-row table:style-name="ro2">
          <table:table-cell/>
          <table:table-cell table:formula="of:=LEN([.C5])-LEN(SUBSTITUTE([.C5];&quot; &quot;;&quot;&quot;))+1" office:value-type="float" office:value="1" calcext:value-type="float">
            <text:p>1</text:p>
          </table:table-cell>
          <table:table-cell office:value-type="string" calcext:value-type="string">
            <text:p>Aloof</text:p>
          </table:table-cell>
          <table:table-cell office:value-type="string" calcext:value-type="string">
            <text:p>One Night Stand</text:p>
          </table:table-cell>
          <table:table-cell/>
          <table:table-cell table:formula="of:=IF(AND([.A5]=&quot;x&quot;;[.B5]&gt;1);LEFT([.C5];FIND(&quot; &quot;;[.C5])-1);&quot;&quot;)">
            <text:p/>
          </table:table-cell>
          <table:table-cell table:formula="of:=IF(AND([.A5]=&quot;x&quot;;[.B5]&gt;1);(MID([.C5];FIND(&quot; &quot;;[.C5])+1;LEN([.C5])-FIND(&quot; &quot;;[.C5])));[.C5])" office:value-type="string" office:string-value="Aloof" calcext:value-type="string">
            <text:p>Aloof</text:p>
          </table:table-cell>
          <table:table-cell/>
          <table:table-cell office:value-type="string" calcext:value-type="string">
            <text:p>Aloof</text:p>
          </table:table-cell>
          <table:table-cell table:formula="of:=CONCATENATE([.H5];[.I5])" office:value-type="string" office:string-value="Aloof" calcext:value-type="string">
            <text:p>Aloof</text:p>
          </table:table-cell>
          <table:table-cell table:number-columns-repeated="1014"/>
        </table:table-row>
        <table:table-row table:style-name="ro2">
          <table:table-cell/>
          <table:table-cell table:formula="of:=LEN([.C6])-LEN(SUBSTITUTE([.C6];&quot; &quot;;&quot;&quot;))+1" office:value-type="float" office:value="1" calcext:value-type="float">
            <text:p>1</text:p>
          </table:table-cell>
          <table:table-cell office:value-type="string" calcext:value-type="string">
            <text:p>Antenna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6]=&quot;x&quot;;[.B6]&gt;1);LEFT([.C6];FIND(&quot; &quot;;[.C6])-1);&quot;&quot;)">
            <text:p/>
          </table:table-cell>
          <table:table-cell table:formula="of:=IF(AND([.A6]=&quot;x&quot;;[.B6]&gt;1);(MID([.C6];FIND(&quot; &quot;;[.C6])+1;LEN([.C6])-FIND(&quot; &quot;;[.C6])));[.C6])" office:value-type="string" office:string-value="Antenna" calcext:value-type="string">
            <text:p>Antenna</text:p>
          </table:table-cell>
          <table:table-cell/>
          <table:table-cell office:value-type="string" calcext:value-type="string">
            <text:p>Antenna</text:p>
          </table:table-cell>
          <table:table-cell table:formula="of:=CONCATENATE([.H6];[.I6])" office:value-type="string" office:string-value="Antenna" calcext:value-type="string">
            <text:p>Antenna</text:p>
          </table:table-cell>
          <table:table-cell table:number-columns-repeated="1014"/>
        </table:table-row>
        <table:table-row table:style-name="ro2">
          <table:table-cell/>
          <table:table-cell table:formula="of:=LEN([.C7])-LEN(SUBSTITUTE([.C7];&quot; &quot;;&quot;&quot;))+1" office:value-type="float" office:value="1" calcext:value-type="float">
            <text:p>1</text:p>
          </table:table-cell>
          <table:table-cell office:value-type="string" calcext:value-type="string">
            <text:p>B52</text:p>
          </table:table-cell>
          <table:table-cell office:value-type="string" calcext:value-type="string">
            <text:p>Play Loud</text:p>
          </table:table-cell>
          <table:table-cell/>
          <table:table-cell table:formula="of:=IF(AND([.A7]=&quot;x&quot;;[.B7]&gt;1);LEFT([.C7];FIND(&quot; &quot;;[.C7])-1);&quot;&quot;)">
            <text:p/>
          </table:table-cell>
          <table:table-cell table:formula="of:=IF(AND([.A7]=&quot;x&quot;;[.B7]&gt;1);(MID([.C7];FIND(&quot; &quot;;[.C7])+1;LEN([.C7])-FIND(&quot; &quot;;[.C7])));[.C7])" office:value-type="string" office:string-value="B52" calcext:value-type="string">
            <text:p>B52</text:p>
          </table:table-cell>
          <table:table-cell/>
          <table:table-cell office:value-type="string" calcext:value-type="string">
            <text:p>B52</text:p>
          </table:table-cell>
          <table:table-cell table:formula="of:=CONCATENATE([.H7];[.I7])" office:value-type="string" office:string-value="B52" calcext:value-type="string">
            <text:p>B52</text:p>
          </table:table-cell>
          <table:table-cell table:number-columns-repeated="1014"/>
        </table:table-row>
        <table:table-row table:style-name="ro2">
          <table:table-cell/>
          <table:table-cell table:formula="of:=LEN([.C8])-LEN(SUBSTITUTE([.C8];&quot; &quot;;&quot;&quot;))+1" office:value-type="float" office:value="1" calcext:value-type="float">
            <text:p>1</text:p>
          </table:table-cell>
          <table:table-cell office:value-type="string" calcext:value-type="string">
            <text:p>B52</text:p>
          </table:table-cell>
          <table:table-cell office:value-type="string" calcext:value-type="string">
            <text:p>Wild Planet</text:p>
          </table:table-cell>
          <table:table-cell/>
          <table:table-cell table:formula="of:=IF(AND([.A8]=&quot;x&quot;;[.B8]&gt;1);LEFT([.C8];FIND(&quot; &quot;;[.C8])-1);&quot;&quot;)">
            <text:p/>
          </table:table-cell>
          <table:table-cell table:formula="of:=IF(AND([.A8]=&quot;x&quot;;[.B8]&gt;1);(MID([.C8];FIND(&quot; &quot;;[.C8])+1;LEN([.C8])-FIND(&quot; &quot;;[.C8])));[.C8])" office:value-type="string" office:string-value="B52" calcext:value-type="string">
            <text:p>B52</text:p>
          </table:table-cell>
          <table:table-cell/>
          <table:table-cell office:value-type="string" calcext:value-type="string">
            <text:p>B52</text:p>
          </table:table-cell>
          <table:table-cell table:formula="of:=CONCATENATE([.H8];[.I8])" office:value-type="string" office:string-value="B52" calcext:value-type="string">
            <text:p>B52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9])-LEN(SUBSTITUTE([.C9];&quot; &quot;;&quot;&quot;))+1" office:value-type="float" office:value="2" calcext:value-type="float">
            <text:p>2</text:p>
          </table:table-cell>
          <table:table-cell office:value-type="string" calcext:value-type="string">
            <text:p>John Barry</text:p>
          </table:table-cell>
          <table:table-cell office:value-type="string" calcext:value-type="string">
            <text:p>Dances With Wolves</text:p>
          </table:table-cell>
          <table:table-cell/>
          <table:table-cell table:formula="of:=IF(AND([.A9]=&quot;x&quot;;[.B9]&gt;1);LEFT([.C9];FIND(&quot; &quot;;[.C9])-1);&quot;&quot;)" office:value-type="string" office:string-value="John" calcext:value-type="string">
            <text:p>John</text:p>
          </table:table-cell>
          <table:table-cell table:formula="of:=IF(AND([.A9]=&quot;x&quot;;[.B9]&gt;1);(MID([.C9];FIND(&quot; &quot;;[.C9])+1;LEN([.C9])-FIND(&quot; &quot;;[.C9])));[.C9])" office:value-type="string" office:string-value="Barry" calcext:value-type="string">
            <text:p>Barry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Barry</text:p>
          </table:table-cell>
          <table:table-cell table:formula="of:=CONCATENATE([.H9];[.I9])" office:value-type="string" office:string-value="JohnBarry" calcext:value-type="string">
            <text:p>JohnBarry</text:p>
          </table:table-cell>
          <table:table-cell table:number-columns-repeated="1014"/>
        </table:table-row>
        <table:table-row table:style-name="ro2">
          <table:table-cell/>
          <table:table-cell table:formula="of:=LEN([.C10])-LEN(SUBSTITUTE([.C10];&quot; &quot;;&quot;&quot;))+1" office:value-type="float" office:value="2" calcext:value-type="float">
            <text:p>2</text:p>
          </table:table-cell>
          <table:table-cell office:value-type="string" calcext:value-type="string">
            <text:p>Beautiful People</text:p>
          </table:table-cell>
          <table:table-cell office:value-type="string" calcext:value-type="string">
            <text:p>If Sixties Were Nineties</text:p>
          </table:table-cell>
          <table:table-cell/>
          <table:table-cell table:formula="of:=IF(AND([.A10]=&quot;x&quot;;[.B10]&gt;1);LEFT([.C10];FIND(&quot; &quot;;[.C10])-1);&quot;&quot;)">
            <text:p/>
          </table:table-cell>
          <table:table-cell table:formula="of:=IF(AND([.A10]=&quot;x&quot;;[.B10]&gt;1);(MID([.C10];FIND(&quot; &quot;;[.C10])+1;LEN([.C10])-FIND(&quot; &quot;;[.C10])));[.C10])" office:value-type="string" office:string-value="Beautiful People" calcext:value-type="string">
            <text:p>Beautiful People</text:p>
          </table:table-cell>
          <table:table-cell/>
          <table:table-cell office:value-type="string" calcext:value-type="string">
            <text:p>Beautiful People</text:p>
          </table:table-cell>
          <table:table-cell table:formula="of:=CONCATENATE([.H10];[.I10])" office:value-type="string" office:string-value="Beautiful People" calcext:value-type="string">
            <text:p>Beautiful Peop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1])-LEN(SUBSTITUTE([.C11];&quot; &quot;;&quot;&quot;))+1" office:value-type="float" office:value="2" calcext:value-type="float">
            <text:p>2</text:p>
          </table:table-cell>
          <table:table-cell office:value-type="string" calcext:value-type="string">
            <text:p>David Bowie</text:p>
          </table:table-cell>
          <table:table-cell office:value-type="string" calcext:value-type="string">
            <text:p>Heathen</text:p>
          </table:table-cell>
          <table:table-cell/>
          <table:table-cell table:formula="of:=IF(AND([.A11]=&quot;x&quot;;[.B11]&gt;1);LEFT([.C11];FIND(&quot; &quot;;[.C11])-1);&quot;&quot;)" office:value-type="string" office:string-value="David" calcext:value-type="string">
            <text:p>David</text:p>
          </table:table-cell>
          <table:table-cell table:formula="of:=IF(AND([.A11]=&quot;x&quot;;[.B11]&gt;1);(MID([.C11];FIND(&quot; &quot;;[.C11])+1;LEN([.C11])-FIND(&quot; &quot;;[.C11])));[.C11])" office:value-type="string" office:string-value="Bowie" calcext:value-type="string">
            <text:p>Bowie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Bowie</text:p>
          </table:table-cell>
          <table:table-cell table:formula="of:=CONCATENATE([.H11];[.I11])" office:value-type="string" office:string-value="DavidBowie" calcext:value-type="string">
            <text:p>DavidBowi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2])-LEN(SUBSTITUTE([.C12];&quot; &quot;;&quot;&quot;))+1" office:value-type="float" office:value="2" calcext:value-type="float">
            <text:p>2</text:p>
          </table:table-cell>
          <table:table-cell office:value-type="string" calcext:value-type="string">
            <text:p>Steve Brockman</text:p>
          </table:table-cell>
          <table:table-cell office:value-type="string" calcext:value-type="string">
            <text:p>Don't Sing</text:p>
          </table:table-cell>
          <table:table-cell/>
          <table:table-cell table:formula="of:=IF(AND([.A12]=&quot;x&quot;;[.B12]&gt;1);LEFT([.C12];FIND(&quot; &quot;;[.C12])-1);&quot;&quot;)" office:value-type="string" office:string-value="Steve" calcext:value-type="string">
            <text:p>Steve</text:p>
          </table:table-cell>
          <table:table-cell table:formula="of:=IF(AND([.A12]=&quot;x&quot;;[.B12]&gt;1);(MID([.C12];FIND(&quot; &quot;;[.C12])+1;LEN([.C12])-FIND(&quot; &quot;;[.C12])));[.C12])" office:value-type="string" office:string-value="Brockman" calcext:value-type="string">
            <text:p>Brockma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Brockman</text:p>
          </table:table-cell>
          <table:table-cell table:formula="of:=CONCATENATE([.H12];[.I12])" office:value-type="string" office:string-value="SteveBrockman" calcext:value-type="string">
            <text:p>SteveBrock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3])-LEN(SUBSTITUTE([.C13];&quot; &quot;;&quot;&quot;))+1" office:value-type="float" office:value="2" calcext:value-type="float">
            <text:p>2</text:p>
          </table:table-cell>
          <table:table-cell office:value-type="string" calcext:value-type="string">
            <text:p>Steve Brockman</text:p>
          </table:table-cell>
          <table:table-cell office:value-type="string" calcext:value-type="string">
            <text:p>Expected Errors</text:p>
          </table:table-cell>
          <table:table-cell/>
          <table:table-cell table:formula="of:=IF(AND([.A13]=&quot;x&quot;;[.B13]&gt;1);LEFT([.C13];FIND(&quot; &quot;;[.C13])-1);&quot;&quot;)" office:value-type="string" office:string-value="Steve" calcext:value-type="string">
            <text:p>Steve</text:p>
          </table:table-cell>
          <table:table-cell table:formula="of:=IF(AND([.A13]=&quot;x&quot;;[.B13]&gt;1);(MID([.C13];FIND(&quot; &quot;;[.C13])+1;LEN([.C13])-FIND(&quot; &quot;;[.C13])));[.C13])" office:value-type="string" office:string-value="Brockman" calcext:value-type="string">
            <text:p>Brockman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Brockman</text:p>
          </table:table-cell>
          <table:table-cell table:number-columns-repeated="1015"/>
        </table:table-row>
        <table:table-row table:style-name="ro2">
          <table:table-cell/>
          <table:table-cell table:formula="of:=LEN([.C14])-LEN(SUBSTITUTE([.C14];&quot; &quot;;&quot;&quot;))+1" office:value-type="float" office:value="2" calcext:value-type="float">
            <text:p>2</text:p>
          </table:table-cell>
          <table:table-cell office:value-type="string" calcext:value-type="string">
            <text:p>Brosko Skrobrow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14]=&quot;x&quot;;[.B14]&gt;1);LEFT([.C14];FIND(&quot; &quot;;[.C14])-1);&quot;&quot;)">
            <text:p/>
          </table:table-cell>
          <table:table-cell table:formula="of:=IF(AND([.A14]=&quot;x&quot;;[.B14]&gt;1);(MID([.C14];FIND(&quot; &quot;;[.C14])+1;LEN([.C14])-FIND(&quot; &quot;;[.C14])));[.C14])" office:value-type="string" office:string-value="Brosko Skrobrow" calcext:value-type="string">
            <text:p>Brosko Skrobrow</text:p>
          </table:table-cell>
          <table:table-cell/>
          <table:table-cell office:value-type="string" calcext:value-type="string">
            <text:p>Brosko Skrobrow</text:p>
          </table:table-cell>
          <table:table-cell table:formula="of:=CONCATENATE([.H14];[.I14])" office:value-type="string" office:string-value="Brosko Skrobrow" calcext:value-type="string">
            <text:p>Brosko Skrobrow</text:p>
          </table:table-cell>
          <table:table-cell table:number-columns-repeated="1014"/>
        </table:table-row>
        <table:table-row table:style-name="ro2">
          <table:table-cell/>
          <table:table-cell table:formula="of:=LEN([.C15])-LEN(SUBSTITUTE([.C15];&quot; &quot;;&quot;&quot;))+1" office:value-type="float" office:value="2" calcext:value-type="float">
            <text:p>2</text:p>
          </table:table-cell>
          <table:table-cell office:value-type="string" calcext:value-type="string">
            <text:p>Buffalo Tom</text:p>
          </table:table-cell>
          <table:table-cell office:value-type="string" calcext:value-type="string">
            <text:p>Let Me Come Over</text:p>
          </table:table-cell>
          <table:table-cell/>
          <table:table-cell table:formula="of:=IF(AND([.A15]=&quot;x&quot;;[.B15]&gt;1);LEFT([.C15];FIND(&quot; &quot;;[.C15])-1);&quot;&quot;)">
            <text:p/>
          </table:table-cell>
          <table:table-cell table:formula="of:=IF(AND([.A15]=&quot;x&quot;;[.B15]&gt;1);(MID([.C15];FIND(&quot; &quot;;[.C15])+1;LEN([.C15])-FIND(&quot; &quot;;[.C15])));[.C15])" office:value-type="string" office:string-value="Buffalo Tom" calcext:value-type="string">
            <text:p>Buffalo Tom</text:p>
          </table:table-cell>
          <table:table-cell/>
          <table:table-cell office:value-type="string" calcext:value-type="string">
            <text:p>Buffalo Tom</text:p>
          </table:table-cell>
          <table:table-cell table:formula="of:=CONCATENATE([.H15];[.I15])" office:value-type="string" office:string-value="Buffalo Tom" calcext:value-type="string">
            <text:p>Buffalo To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6])-LEN(SUBSTITUTE([.C16];&quot; &quot;;&quot;&quot;))+1" office:value-type="float" office:value="2" calcext:value-type="float">
            <text:p>2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Hounds Of Love</text:p>
          </table:table-cell>
          <table:table-cell/>
          <table:table-cell table:formula="of:=IF(AND([.A16]=&quot;x&quot;;[.B16]&gt;1);LEFT([.C16];FIND(&quot; &quot;;[.C16])-1);&quot;&quot;)" office:value-type="string" office:string-value="Kate" calcext:value-type="string">
            <text:p>Kate</text:p>
          </table:table-cell>
          <table:table-cell table:formula="of:=IF(AND([.A16]=&quot;x&quot;;[.B16]&gt;1);(MID([.C16];FIND(&quot; &quot;;[.C16])+1;LEN([.C16])-FIND(&quot; &quot;;[.C16])));[.C16])" office:value-type="string" office:string-value="Bush" calcext:value-type="string">
            <text:p>Bush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Bush</text:p>
          </table:table-cell>
          <table:table-cell table:formula="of:=CONCATENATE([.H16];[.I16])" office:value-type="string" office:string-value="KateBush" calcext:value-type="string">
            <text:p>KateBush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7])-LEN(SUBSTITUTE([.C17];&quot; &quot;;&quot;&quot;))+1" office:value-type="float" office:value="2" calcext:value-type="float">
            <text:p>2</text:p>
          </table:table-cell>
          <table:table-cell office:value-type="string" calcext:value-type="string">
            <text:p>Kate Bush</text:p>
          </table:table-cell>
          <table:table-cell office:value-type="string" calcext:value-type="string">
            <text:p>Serial</text:p>
          </table:table-cell>
          <table:table-cell/>
          <table:table-cell table:formula="of:=IF(AND([.A17]=&quot;x&quot;;[.B17]&gt;1);LEFT([.C17];FIND(&quot; &quot;;[.C17])-1);&quot;&quot;)" office:value-type="string" office:string-value="Kate" calcext:value-type="string">
            <text:p>Kate</text:p>
          </table:table-cell>
          <table:table-cell table:formula="of:=IF(AND([.A17]=&quot;x&quot;;[.B17]&gt;1);(MID([.C17];FIND(&quot; &quot;;[.C17])+1;LEN([.C17])-FIND(&quot; &quot;;[.C17])));[.C17])" office:value-type="string" office:string-value="Bush" calcext:value-type="string">
            <text:p>Bush</text:p>
          </table:table-cell>
          <table:table-cell office:value-type="string" calcext:value-type="string">
            <text:p>Kate</text:p>
          </table:table-cell>
          <table:table-cell office:value-type="string" calcext:value-type="string">
            <text:p>Bush</text:p>
          </table:table-cell>
          <table:table-cell table:formula="of:=CONCATENATE([.H17];[.I17])" office:value-type="string" office:string-value="KateBush" calcext:value-type="string">
            <text:p>KateBush</text:p>
          </table:table-cell>
          <table:table-cell table:number-columns-repeated="1014"/>
        </table:table-row>
        <table:table-row table:style-name="ro2">
          <table:table-cell/>
          <table:table-cell table:formula="of:=LEN([.C18])-LEN(SUBSTITUTE([.C18];&quot; &quot;;&quot;&quot;))+1" office:value-type="float" office:value="1" calcext:value-type="float">
            <text:p>1</text:p>
          </table:table-cell>
          <table:table-cell office:value-type="string" calcext:value-type="string">
            <text:p>Cartwheel</text:p>
          </table:table-cell>
          <table:table-cell office:value-type="string" calcext:value-type="string">
            <text:p>Man: In Love With Machine</text:p>
          </table:table-cell>
          <table:table-cell/>
          <table:table-cell table:formula="of:=IF(AND([.A18]=&quot;x&quot;;[.B18]&gt;1);LEFT([.C18];FIND(&quot; &quot;;[.C18])-1);&quot;&quot;)">
            <text:p/>
          </table:table-cell>
          <table:table-cell table:formula="of:=IF(AND([.A18]=&quot;x&quot;;[.B18]&gt;1);(MID([.C18];FIND(&quot; &quot;;[.C18])+1;LEN([.C18])-FIND(&quot; &quot;;[.C18])));[.C18])" office:value-type="string" office:string-value="Cartwheel" calcext:value-type="string">
            <text:p>Cartwheel</text:p>
          </table:table-cell>
          <table:table-cell/>
          <table:table-cell office:value-type="string" calcext:value-type="string">
            <text:p>Cartwheel</text:p>
          </table:table-cell>
          <table:table-cell table:formula="of:=CONCATENATE([.H18];[.I18])" office:value-type="string" office:string-value="Cartwheel" calcext:value-type="string">
            <text:p>Cartwheel</text:p>
          </table:table-cell>
          <table:table-cell table:number-columns-repeated="1014"/>
        </table:table-row>
        <table:table-row table:style-name="ro2">
          <table:table-cell/>
          <table:table-cell table:formula="of:=LEN([.C19])-LEN(SUBSTITUTE([.C19];&quot; &quot;;&quot;&quot;))+1" office:value-type="float" office:value="3" calcext:value-type="float">
            <text:p>3</text:p>
          </table:table-cell>
          <table:table-cell office:value-type="string" calcext:value-type="string">
            <text:p>Cds Und Dvds:</text:p>
          </table:table-cell>
          <table:table-cell table:number-columns-repeated="2"/>
          <table:table-cell table:formula="of:=IF(AND([.A19]=&quot;x&quot;;[.B19]&gt;1);LEFT([.C19];FIND(&quot; &quot;;[.C19])-1);&quot;&quot;)">
            <text:p/>
          </table:table-cell>
          <table:table-cell table:formula="of:=IF(AND([.A19]=&quot;x&quot;;[.B19]&gt;1);(MID([.C19];FIND(&quot; &quot;;[.C19])+1;LEN([.C19])-FIND(&quot; &quot;;[.C19])));[.C19])" office:value-type="string" office:string-value="Cds Und Dvds:" calcext:value-type="string">
            <text:p>Cds Und Dvds:</text:p>
          </table:table-cell>
          <table:table-cell/>
          <table:table-cell office:value-type="string" calcext:value-type="string">
            <text:p>Cds Und Dvds:</text:p>
          </table:table-cell>
          <table:table-cell table:formula="of:=CONCATENATE([.H19];[.I19])" office:value-type="string" office:string-value="Cds Und Dvds:" calcext:value-type="string">
            <text:p>Cds Und Dvds: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20])-LEN(SUBSTITUTE([.C20];&quot; &quot;;&quot;&quot;))+1" office:value-type="float" office:value="2" calcext:value-type="float">
            <text:p>2</text:p>
          </table:table-cell>
          <table:table-cell office:value-type="string" calcext:value-type="string">
            <text:p>The Cult</text:p>
          </table:table-cell>
          <table:table-cell office:value-type="string" calcext:value-type="string">
            <text:p>Sonic Temple</text:p>
          </table:table-cell>
          <table:table-cell/>
          <table:table-cell table:formula="of:=IF(AND([.A20]=&quot;x&quot;;[.B20]&gt;1);LEFT([.C20];FIND(&quot; &quot;;[.C20])-1);&quot;&quot;)" office:value-type="string" office:string-value="The" calcext:value-type="string">
            <text:p>The</text:p>
          </table:table-cell>
          <table:table-cell table:formula="of:=IF(AND([.A20]=&quot;x&quot;;[.B20]&gt;1);(MID([.C20];FIND(&quot; &quot;;[.C20])+1;LEN([.C20])-FIND(&quot; &quot;;[.C20])));[.C20])" office:value-type="string" office:string-value="Cult" calcext:value-type="string">
            <text:p>Cul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Cult</text:p>
          </table:table-cell>
          <table:table-cell table:formula="of:=CONCATENATE([.H20];[.I20])" office:value-type="string" office:string-value="TheCult" calcext:value-type="string">
            <text:p>TheCul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21])-LEN(SUBSTITUTE([.C21];&quot; &quot;;&quot;&quot;))+1" office:value-type="float" office:value="3" calcext:value-type="float">
            <text:p>3</text:p>
          </table:table-cell>
          <table:table-cell office:value-type="string" calcext:value-type="string">
            <text:p>The Darf Inside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21]=&quot;x&quot;;[.B21]&gt;1);LEFT([.C21];FIND(&quot; &quot;;[.C21])-1);&quot;&quot;)" office:value-type="string" office:string-value="The" calcext:value-type="string">
            <text:p>The</text:p>
          </table:table-cell>
          <table:table-cell table:formula="of:=IF(AND([.A21]=&quot;x&quot;;[.B21]&gt;1);(MID([.C21];FIND(&quot; &quot;;[.C21])+1;LEN([.C21])-FIND(&quot; &quot;;[.C21])));[.C21])" office:value-type="string" office:string-value="Darf Inside" calcext:value-type="string">
            <text:p>Darf Insid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Darf Inside</text:p>
          </table:table-cell>
          <table:table-cell table:formula="of:=CONCATENATE([.H21];[.I21])" office:value-type="string" office:string-value="TheDarf Inside" calcext:value-type="string">
            <text:p>TheDarf Inside</text:p>
          </table:table-cell>
          <table:table-cell table:number-columns-repeated="1014"/>
        </table:table-row>
        <table:table-row table:style-name="ro2">
          <table:table-cell/>
          <table:table-cell table:formula="of:=LEN([.C22])-LEN(SUBSTITUTE([.C22];&quot; &quot;;&quot;&quot;))+1" office:value-type="float" office:value="1" calcext:value-type="float">
            <text:p>1</text:p>
          </table:table-cell>
          <table:table-cell office:value-type="string" calcext:value-type="string">
            <text:p>Deromantic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22]=&quot;x&quot;;[.B22]&gt;1);LEFT([.C22];FIND(&quot; &quot;;[.C22])-1);&quot;&quot;)">
            <text:p/>
          </table:table-cell>
          <table:table-cell table:formula="of:=IF(AND([.A22]=&quot;x&quot;;[.B22]&gt;1);(MID([.C22];FIND(&quot; &quot;;[.C22])+1;LEN([.C22])-FIND(&quot; &quot;;[.C22])));[.C22])" office:value-type="string" office:string-value="Deromantic" calcext:value-type="string">
            <text:p>Deromantic</text:p>
          </table:table-cell>
          <table:table-cell/>
          <table:table-cell office:value-type="string" calcext:value-type="string">
            <text:p>Deromantic</text:p>
          </table:table-cell>
          <table:table-cell table:formula="of:=CONCATENATE([.H22];[.I22])" office:value-type="string" office:string-value="Deromantic" calcext:value-type="string">
            <text:p>Deromanti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23])-LEN(SUBSTITUTE([.C23];&quot; &quot;;&quot;&quot;))+1" office:value-type="float" office:value="2" calcext:value-type="float">
            <text:p>2</text:p>
          </table:table-cell>
          <table:table-cell office:value-type="string" calcext:value-type="string">
            <text:p>Neil Diamond</text:p>
          </table:table-cell>
          <table:table-cell office:value-type="string" calcext:value-type="string">
            <text:p>Home Before Dark</text:p>
          </table:table-cell>
          <table:table-cell/>
          <table:table-cell table:formula="of:=IF(AND([.A23]=&quot;x&quot;;[.B23]&gt;1);LEFT([.C23];FIND(&quot; &quot;;[.C23])-1);&quot;&quot;)" office:value-type="string" office:string-value="Neil" calcext:value-type="string">
            <text:p>Neil</text:p>
          </table:table-cell>
          <table:table-cell table:formula="of:=IF(AND([.A23]=&quot;x&quot;;[.B23]&gt;1);(MID([.C23];FIND(&quot; &quot;;[.C23])+1;LEN([.C23])-FIND(&quot; &quot;;[.C23])));[.C23])" office:value-type="string" office:string-value="Diamond" calcext:value-type="string">
            <text:p>Diamond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Diamond</text:p>
          </table:table-cell>
          <table:table-cell table:formula="of:=CONCATENATE([.H23];[.I23])" office:value-type="string" office:string-value="NeilDiamond" calcext:value-type="string">
            <text:p>NeilDiamo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24])-LEN(SUBSTITUTE([.C24];&quot; &quot;;&quot;&quot;))+1" office:value-type="float" office:value="2" calcext:value-type="float">
            <text:p>2</text:p>
          </table:table-cell>
          <table:table-cell office:value-type="string" calcext:value-type="string">
            <text:p>Neil Diamond</text:p>
          </table:table-cell>
          <table:table-cell office:value-type="string" calcext:value-type="string">
            <text:p>Stones + Touching You Touching Me + Moods</text:p>
          </table:table-cell>
          <table:table-cell office:value-type="string" calcext:value-type="string">
            <text:p>Boxset</text:p>
          </table:table-cell>
          <table:table-cell table:formula="of:=IF(AND([.A24]=&quot;x&quot;;[.B24]&gt;1);LEFT([.C24];FIND(&quot; &quot;;[.C24])-1);&quot;&quot;)" office:value-type="string" office:string-value="Neil" calcext:value-type="string">
            <text:p>Neil</text:p>
          </table:table-cell>
          <table:table-cell table:formula="of:=IF(AND([.A24]=&quot;x&quot;;[.B24]&gt;1);(MID([.C24];FIND(&quot; &quot;;[.C24])+1;LEN([.C24])-FIND(&quot; &quot;;[.C24])));[.C24])" office:value-type="string" office:string-value="Diamond" calcext:value-type="string">
            <text:p>Diamond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Diamond</text:p>
          </table:table-cell>
          <table:table-cell table:formula="of:=CONCATENATE([.H24];[.I24])" office:value-type="string" office:string-value="NeilDiamond" calcext:value-type="string">
            <text:p>NeilDiamon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25])-LEN(SUBSTITUTE([.C25];&quot; &quot;;&quot;&quot;))+1" office:value-type="float" office:value="2" calcext:value-type="float">
            <text:p>2</text:p>
          </table:table-cell>
          <table:table-cell office:value-type="string" calcext:value-type="string">
            <text:p>Bruce Dickinson</text:p>
          </table:table-cell>
          <table:table-cell office:value-type="string" calcext:value-type="string">
            <text:p>Skunkworks</text:p>
          </table:table-cell>
          <table:table-cell/>
          <table:table-cell table:formula="of:=IF(AND([.A25]=&quot;x&quot;;[.B25]&gt;1);LEFT([.C25];FIND(&quot; &quot;;[.C25])-1);&quot;&quot;)" office:value-type="string" office:string-value="Bruce" calcext:value-type="string">
            <text:p>Bruce</text:p>
          </table:table-cell>
          <table:table-cell table:formula="of:=IF(AND([.A25]=&quot;x&quot;;[.B25]&gt;1);(MID([.C25];FIND(&quot; &quot;;[.C25])+1;LEN([.C25])-FIND(&quot; &quot;;[.C25])));[.C25])" office:value-type="string" office:string-value="Dickinson" calcext:value-type="string">
            <text:p>Dickinson</text:p>
          </table:table-cell>
          <table:table-cell office:value-type="string" calcext:value-type="string">
            <text:p>Bruce</text:p>
          </table:table-cell>
          <table:table-cell office:value-type="string" calcext:value-type="string">
            <text:p>Dickinson</text:p>
          </table:table-cell>
          <table:table-cell table:formula="of:=CONCATENATE([.H25];[.I25])" office:value-type="string" office:string-value="BruceDickinson" calcext:value-type="string">
            <text:p>BruceDickinson</text:p>
          </table:table-cell>
          <table:table-cell table:number-columns-repeated="1014"/>
        </table:table-row>
        <table:table-row table:style-name="ro2">
          <table:table-cell/>
          <table:table-cell table:formula="of:=LEN([.C26])-LEN(SUBSTITUTE([.C26];&quot; &quot;;&quot;&quot;))+1" office:value-type="float" office:value="3" calcext:value-type="float">
            <text:p>3</text:p>
          </table:table-cell>
          <table:table-cell office:value-type="string" calcext:value-type="string">
            <text:p>Die Fantastischen Vier</text:p>
          </table:table-cell>
          <table:table-cell office:value-type="string" calcext:value-type="string">
            <text:p>Viel</text:p>
          </table:table-cell>
          <table:table-cell/>
          <table:table-cell table:formula="of:=IF(AND([.A26]=&quot;x&quot;;[.B26]&gt;1);LEFT([.C26];FIND(&quot; &quot;;[.C26])-1);&quot;&quot;)">
            <text:p/>
          </table:table-cell>
          <table:table-cell table:formula="of:=IF(AND([.A26]=&quot;x&quot;;[.B26]&gt;1);(MID([.C26];FIND(&quot; &quot;;[.C26])+1;LEN([.C26])-FIND(&quot; &quot;;[.C26])));[.C26])" office:value-type="string" office:string-value="Die Fantastischen Vier" calcext:value-type="string">
            <text:p>Die Fantastischen Vier</text:p>
          </table:table-cell>
          <table:table-cell/>
          <table:table-cell office:value-type="string" calcext:value-type="string">
            <text:p>Die Fantastischen Vier</text:p>
          </table:table-cell>
          <table:table-cell table:formula="of:=CONCATENATE([.H26];[.I26])" office:value-type="string" office:string-value="Die Fantastischen Vier" calcext:value-type="string">
            <text:p>Die Fantastischen Vier</text:p>
          </table:table-cell>
          <table:table-cell table:number-columns-repeated="1014"/>
        </table:table-row>
        <table:table-row table:style-name="ro2">
          <table:table-cell/>
          <table:table-cell table:formula="of:=LEN([.C27])-LEN(SUBSTITUTE([.C27];&quot; &quot;;&quot;&quot;))+1" office:value-type="float" office:value="1" calcext:value-type="float">
            <text:p>1</text:p>
          </table:table-cell>
          <table:table-cell office:value-type="string" calcext:value-type="string">
            <text:p>Diverse</text:p>
          </table:table-cell>
          <table:table-cell table:style-name="ce4" office:value-type="string" calcext:value-type="string">
            <text:p>Detroit Rock City</text:p>
          </table:table-cell>
          <table:table-cell office:value-type="string" calcext:value-type="string">
            <text:p>Dvd </text:p>
          </table:table-cell>
          <table:table-cell table:formula="of:=IF(AND([.A27]=&quot;x&quot;;[.B27]&gt;1);LEFT([.C27];FIND(&quot; &quot;;[.C27])-1);&quot;&quot;)">
            <text:p/>
          </table:table-cell>
          <table:table-cell table:formula="of:=IF(AND([.A27]=&quot;x&quot;;[.B27]&gt;1);(MID([.C27];FIND(&quot; &quot;;[.C27])+1;LEN([.C27])-FIND(&quot; &quot;;[.C27])));[.C27])" office:value-type="string" office:string-value="Diverse" calcext:value-type="string">
            <text:p>Diverse</text:p>
          </table:table-cell>
          <table:table-cell/>
          <table:table-cell office:value-type="string" calcext:value-type="string">
            <text:p>Diverse</text:p>
          </table:table-cell>
          <table:table-cell table:formula="of:=CONCATENATE([.H27];[.I27])" office:value-type="string" office:string-value="Diverse" calcext:value-type="string">
            <text:p>Diverse</text:p>
          </table:table-cell>
          <table:table-cell table:number-columns-repeated="1014"/>
        </table:table-row>
        <table:table-row table:style-name="ro2">
          <table:table-cell/>
          <table:table-cell table:formula="of:=LEN([.C28])-LEN(SUBSTITUTE([.C28];&quot; &quot;;&quot;&quot;))+1" office:value-type="float" office:value="3" calcext:value-type="float">
            <text:p>3</text:p>
          </table:table-cell>
          <table:table-cell office:value-type="string" calcext:value-type="string">
            <text:p>Dj Alex Smart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28]=&quot;x&quot;;[.B28]&gt;1);LEFT([.C28];FIND(&quot; &quot;;[.C28])-1);&quot;&quot;)">
            <text:p/>
          </table:table-cell>
          <table:table-cell table:formula="of:=IF(AND([.A28]=&quot;x&quot;;[.B28]&gt;1);(MID([.C28];FIND(&quot; &quot;;[.C28])+1;LEN([.C28])-FIND(&quot; &quot;;[.C28])));[.C28])" office:value-type="string" office:string-value="Dj Alex Smart" calcext:value-type="string">
            <text:p>Dj Alex Smart</text:p>
          </table:table-cell>
          <table:table-cell/>
          <table:table-cell office:value-type="string" calcext:value-type="string">
            <text:p>Dj Alex Smart</text:p>
          </table:table-cell>
          <table:table-cell table:formula="of:=CONCATENATE([.H28];[.I28])" office:value-type="string" office:string-value="Dj Alex Smart" calcext:value-type="string">
            <text:p>Dj Alex Smart</text:p>
          </table:table-cell>
          <table:table-cell table:number-columns-repeated="1014"/>
        </table:table-row>
        <table:table-row table:style-name="ro2">
          <table:table-cell/>
          <table:table-cell table:formula="of:=LEN([.C29])-LEN(SUBSTITUTE([.C29];&quot; &quot;;&quot;&quot;))+1" office:value-type="float" office:value="2" calcext:value-type="float">
            <text:p>2</text:p>
          </table:table-cell>
          <table:table-cell office:value-type="string" calcext:value-type="string">
            <text:p>Doktor Confusion</text:p>
          </table:table-cell>
          <table:table-cell office:value-type="string" calcext:value-type="string">
            <text:p>Brotherhood Of Electric Love And Freedom</text:p>
          </table:table-cell>
          <table:table-cell/>
          <table:table-cell table:formula="of:=IF(AND([.A29]=&quot;x&quot;;[.B29]&gt;1);LEFT([.C29];FIND(&quot; &quot;;[.C29])-1);&quot;&quot;)">
            <text:p/>
          </table:table-cell>
          <table:table-cell table:formula="of:=IF(AND([.A29]=&quot;x&quot;;[.B29]&gt;1);(MID([.C29];FIND(&quot; &quot;;[.C29])+1;LEN([.C29])-FIND(&quot; &quot;;[.C29])));[.C29])" office:value-type="string" office:string-value="Doktor Confusion" calcext:value-type="string">
            <text:p>Doktor Confusion</text:p>
          </table:table-cell>
          <table:table-cell/>
          <table:table-cell office:value-type="string" calcext:value-type="string">
            <text:p>Doktor Confusion</text:p>
          </table:table-cell>
          <table:table-cell table:formula="of:=CONCATENATE([.H29];[.I29])" office:value-type="string" office:string-value="Doktor Confusion" calcext:value-type="string">
            <text:p>Doktor Confusion</text:p>
          </table:table-cell>
          <table:table-cell table:number-columns-repeated="1014"/>
        </table:table-row>
        <table:table-row table:style-name="ro2">
          <table:table-cell/>
          <table:table-cell table:formula="of:=LEN([.C30])-LEN(SUBSTITUTE([.C30];&quot; &quot;;&quot;&quot;))+1" office:value-type="float" office:value="2" calcext:value-type="float">
            <text:p>2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In Your Honor</text:p>
          </table:table-cell>
          <table:table-cell/>
          <table:table-cell table:formula="of:=IF(AND([.A30]=&quot;x&quot;;[.B30]&gt;1);LEFT([.C30];FIND(&quot; &quot;;[.C30])-1);&quot;&quot;)">
            <text:p/>
          </table:table-cell>
          <table:table-cell table:formula="of:=IF(AND([.A30]=&quot;x&quot;;[.B30]&gt;1);(MID([.C30];FIND(&quot; &quot;;[.C30])+1;LEN([.C30])-FIND(&quot; &quot;;[.C30])));[.C30])" office:value-type="string" office:string-value="Foo Fighters" calcext:value-type="string">
            <text:p>Foo Fighters</text:p>
          </table:table-cell>
          <table:table-cell/>
          <table:table-cell office:value-type="string" calcext:value-type="string">
            <text:p>Foo Fighters</text:p>
          </table:table-cell>
          <table:table-cell table:formula="of:=CONCATENATE([.H30];[.I30])" office:value-type="string" office:string-value="Foo Fighters" calcext:value-type="string">
            <text:p>Foo Fighters</text:p>
          </table:table-cell>
          <table:table-cell table:number-columns-repeated="1014"/>
        </table:table-row>
        <table:table-row table:style-name="ro2">
          <table:table-cell/>
          <table:table-cell table:formula="of:=LEN([.C31])-LEN(SUBSTITUTE([.C31];&quot; &quot;;&quot;&quot;))+1" office:value-type="float" office:value="2" calcext:value-type="float">
            <text:p>2</text:p>
          </table:table-cell>
          <table:table-cell office:value-type="string" calcext:value-type="string">
            <text:p>Foo Fighters</text:p>
          </table:table-cell>
          <table:table-cell office:value-type="string" calcext:value-type="string">
            <text:p>There Is Nothing Left To Lose</text:p>
          </table:table-cell>
          <table:table-cell/>
          <table:table-cell table:formula="of:=IF(AND([.A31]=&quot;x&quot;;[.B31]&gt;1);LEFT([.C31];FIND(&quot; &quot;;[.C31])-1);&quot;&quot;)">
            <text:p/>
          </table:table-cell>
          <table:table-cell table:formula="of:=IF(AND([.A31]=&quot;x&quot;;[.B31]&gt;1);(MID([.C31];FIND(&quot; &quot;;[.C31])+1;LEN([.C31])-FIND(&quot; &quot;;[.C31])));[.C31])" office:value-type="string" office:string-value="Foo Fighters" calcext:value-type="string">
            <text:p>Foo Fighters</text:p>
          </table:table-cell>
          <table:table-cell/>
          <table:table-cell office:value-type="string" calcext:value-type="string">
            <text:p>Foo Fighters</text:p>
          </table:table-cell>
          <table:table-cell table:formula="of:=CONCATENATE([.H31];[.I31])" office:value-type="string" office:string-value="Foo Fighters" calcext:value-type="string">
            <text:p>Foo Fighter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32])-LEN(SUBSTITUTE([.C32];&quot; &quot;;&quot;&quot;))+1" office:value-type="float" office:value="2" calcext:value-type="float">
            <text:p>2</text:p>
          </table:table-cell>
          <table:table-cell office:value-type="string" calcext:value-type="string">
            <text:p>Ace Frehley</text:p>
          </table:table-cell>
          <table:table-cell office:value-type="string" calcext:value-type="string">
            <text:p>Kiss</text:p>
          </table:table-cell>
          <table:table-cell/>
          <table:table-cell table:formula="of:=IF(AND([.A32]=&quot;x&quot;;[.B32]&gt;1);LEFT([.C32];FIND(&quot; &quot;;[.C32])-1);&quot;&quot;)" office:value-type="string" office:string-value="Ace" calcext:value-type="string">
            <text:p>Ace</text:p>
          </table:table-cell>
          <table:table-cell table:formula="of:=IF(AND([.A32]=&quot;x&quot;;[.B32]&gt;1);(MID([.C32];FIND(&quot; &quot;;[.C32])+1;LEN([.C32])-FIND(&quot; &quot;;[.C32])));[.C32])" office:value-type="string" office:string-value="Frehley" calcext:value-type="string">
            <text:p>Frehley</text:p>
          </table:table-cell>
          <table:table-cell office:value-type="string" calcext:value-type="string">
            <text:p>Ace</text:p>
          </table:table-cell>
          <table:table-cell office:value-type="string" calcext:value-type="string">
            <text:p>Frehl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</text:p>
          </table:table-cell>
          <table:table-cell table:formula="of:=LEN([.C33])-LEN(SUBSTITUTE([.C33];&quot; &quot;;&quot;&quot;))+1" office:value-type="float" office:value="2" calcext:value-type="float">
            <text:p>2</text:p>
          </table:table-cell>
          <table:table-cell office:value-type="string" calcext:value-type="string">
            <text:p>Chris Garneau</text:p>
          </table:table-cell>
          <table:table-cell office:value-type="string" calcext:value-type="string">
            <text:p>C-Sides</text:p>
          </table:table-cell>
          <table:table-cell/>
          <table:table-cell table:formula="of:=IF(AND([.A33]=&quot;x&quot;;[.B33]&gt;1);LEFT([.C33];FIND(&quot; &quot;;[.C33])-1);&quot;&quot;)" office:value-type="string" office:string-value="Chris" calcext:value-type="string">
            <text:p>Chris</text:p>
          </table:table-cell>
          <table:table-cell table:formula="of:=IF(AND([.A33]=&quot;x&quot;;[.B33]&gt;1);(MID([.C33];FIND(&quot; &quot;;[.C33])+1;LEN([.C33])-FIND(&quot; &quot;;[.C33])));[.C33])" office:value-type="string" office:string-value="Garneau" calcext:value-type="string">
            <text:p>Garneau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Garneau</text:p>
          </table:table-cell>
          <table:table-cell table:formula="of:=CONCATENATE([.H33];[.I33])" office:value-type="string" office:string-value="ChrisGarneau" calcext:value-type="string">
            <text:p>ChrisGarneau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34])-LEN(SUBSTITUTE([.C34];&quot; &quot;;&quot;&quot;))+1" office:value-type="float" office:value="2" calcext:value-type="float">
            <text:p>2</text:p>
          </table:table-cell>
          <table:table-cell office:value-type="string" calcext:value-type="string">
            <text:p>Chris Garneau</text:p>
          </table:table-cell>
          <table:table-cell office:value-type="string" calcext:value-type="string">
            <text:p>El Radio</text:p>
          </table:table-cell>
          <table:table-cell/>
          <table:table-cell table:formula="of:=IF(AND([.A34]=&quot;x&quot;;[.B34]&gt;1);LEFT([.C34];FIND(&quot; &quot;;[.C34])-1);&quot;&quot;)" office:value-type="string" office:string-value="Chris" calcext:value-type="string">
            <text:p>Chris</text:p>
          </table:table-cell>
          <table:table-cell table:formula="of:=IF(AND([.A34]=&quot;x&quot;;[.B34]&gt;1);(MID([.C34];FIND(&quot; &quot;;[.C34])+1;LEN([.C34])-FIND(&quot; &quot;;[.C34])));[.C34])" office:value-type="string" office:string-value="Garneau" calcext:value-type="string">
            <text:p>Garneau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Garneau</text:p>
          </table:table-cell>
          <table:table-cell table:formula="of:=CONCATENATE([.H34];[.I34])" office:value-type="string" office:string-value="ChrisGarneau" calcext:value-type="string">
            <text:p>ChrisGarneau</text:p>
          </table:table-cell>
          <table:table-cell table:number-columns-repeated="1014"/>
        </table:table-row>
        <table:table-row table:style-name="ro2">
          <table:table-cell/>
          <table:table-cell table:formula="of:=LEN([.C35])-LEN(SUBSTITUTE([.C35];&quot; &quot;;&quot;&quot;))+1" office:value-type="float" office:value="1" calcext:value-type="float">
            <text:p>1</text:p>
          </table:table-cell>
          <table:table-cell office:value-type="string" calcext:value-type="string">
            <text:p>Genesis</text:p>
          </table:table-cell>
          <table:table-cell office:value-type="string" calcext:value-type="string">
            <text:p>A Trick Of The Tail</text:p>
          </table:table-cell>
          <table:table-cell/>
          <table:table-cell table:formula="of:=IF(AND([.A35]=&quot;x&quot;;[.B35]&gt;1);LEFT([.C35];FIND(&quot; &quot;;[.C35])-1);&quot;&quot;)">
            <text:p/>
          </table:table-cell>
          <table:table-cell table:formula="of:=IF(AND([.A35]=&quot;x&quot;;[.B35]&gt;1);(MID([.C35];FIND(&quot; &quot;;[.C35])+1;LEN([.C35])-FIND(&quot; &quot;;[.C35])));[.C35])" office:value-type="string" office:string-value="Genesis" calcext:value-type="string">
            <text:p>Genesis</text:p>
          </table:table-cell>
          <table:table-cell/>
          <table:table-cell office:value-type="string" calcext:value-type="string">
            <text:p>Genesis</text:p>
          </table:table-cell>
          <table:table-cell table:formula="of:=CONCATENATE([.H35];[.I35])" office:value-type="string" office:string-value="Genesis" calcext:value-type="string">
            <text:p>Genesis</text:p>
          </table:table-cell>
          <table:table-cell table:number-columns-repeated="1014"/>
        </table:table-row>
        <table:table-row table:style-name="ro2">
          <table:table-cell/>
          <table:table-cell table:formula="of:=LEN([.C36])-LEN(SUBSTITUTE([.C36];&quot; &quot;;&quot;&quot;))+1" office:value-type="float" office:value="1" calcext:value-type="float">
            <text:p>1</text:p>
          </table:table-cell>
          <table:table-cell office:value-type="string" calcext:value-type="string">
            <text:p>Halford</text:p>
          </table:table-cell>
          <table:table-cell office:value-type="string" calcext:value-type="string">
            <text:p>Ressurection</text:p>
          </table:table-cell>
          <table:table-cell/>
          <table:table-cell table:formula="of:=IF(AND([.A36]=&quot;x&quot;;[.B36]&gt;1);LEFT([.C36];FIND(&quot; &quot;;[.C36])-1);&quot;&quot;)">
            <text:p/>
          </table:table-cell>
          <table:table-cell table:formula="of:=IF(AND([.A36]=&quot;x&quot;;[.B36]&gt;1);(MID([.C36];FIND(&quot; &quot;;[.C36])+1;LEN([.C36])-FIND(&quot; &quot;;[.C36])));[.C36])" office:value-type="string" office:string-value="Halford" calcext:value-type="string">
            <text:p>Halford</text:p>
          </table:table-cell>
          <table:table-cell/>
          <table:table-cell office:value-type="string" calcext:value-type="string">
            <text:p>Halford</text:p>
          </table:table-cell>
          <table:table-cell table:formula="of:=CONCATENATE([.H36];[.I36])" office:value-type="string" office:string-value="Halford" calcext:value-type="string">
            <text:p>Halford</text:p>
          </table:table-cell>
          <table:table-cell table:number-columns-repeated="1014"/>
        </table:table-row>
        <table:table-row table:style-name="ro2">
          <table:table-cell/>
          <table:table-cell table:formula="of:=LEN([.C37])-LEN(SUBSTITUTE([.C37];&quot; &quot;;&quot;&quot;))+1" office:value-type="float" office:value="2" calcext:value-type="float">
            <text:p>2</text:p>
          </table:table-cell>
          <table:table-cell office:value-type="string" calcext:value-type="string">
            <text:p>Hours Gone</text:p>
          </table:table-cell>
          <table:table-cell office:value-type="string" calcext:value-type="string">
            <text:p>Inadvertences Involve Consequences</text:p>
          </table:table-cell>
          <table:table-cell/>
          <table:table-cell table:formula="of:=IF(AND([.A37]=&quot;x&quot;;[.B37]&gt;1);LEFT([.C37];FIND(&quot; &quot;;[.C37])-1);&quot;&quot;)">
            <text:p/>
          </table:table-cell>
          <table:table-cell table:formula="of:=IF(AND([.A37]=&quot;x&quot;;[.B37]&gt;1);(MID([.C37];FIND(&quot; &quot;;[.C37])+1;LEN([.C37])-FIND(&quot; &quot;;[.C37])));[.C37])" office:value-type="string" office:string-value="Hours Gone" calcext:value-type="string">
            <text:p>Hours Gone</text:p>
          </table:table-cell>
          <table:table-cell/>
          <table:table-cell office:value-type="string" calcext:value-type="string">
            <text:p>Hours Gone</text:p>
          </table:table-cell>
          <table:table-cell table:formula="of:=CONCATENATE([.H37];[.I37])" office:value-type="string" office:string-value="Hours Gone" calcext:value-type="string">
            <text:p>Hours Go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38])-LEN(SUBSTITUTE([.C38];&quot; &quot;;&quot;&quot;))+1" office:value-type="float" office:value="2" calcext:value-type="float">
            <text:p>2</text:p>
          </table:table-cell>
          <table:table-cell office:value-type="string" calcext:value-type="string">
            <text:p>David Hull</text:p>
          </table:table-cell>
          <table:table-cell office:value-type="string" calcext:value-type="string">
            <text:p>Kitchen Rex</text:p>
          </table:table-cell>
          <table:table-cell/>
          <table:table-cell table:formula="of:=IF(AND([.A38]=&quot;x&quot;;[.B38]&gt;1);LEFT([.C38];FIND(&quot; &quot;;[.C38])-1);&quot;&quot;)" office:value-type="string" office:string-value="David" calcext:value-type="string">
            <text:p>David</text:p>
          </table:table-cell>
          <table:table-cell table:formula="of:=IF(AND([.A38]=&quot;x&quot;;[.B38]&gt;1);(MID([.C38];FIND(&quot; &quot;;[.C38])+1;LEN([.C38])-FIND(&quot; &quot;;[.C38])));[.C38])" office:value-type="string" office:string-value="Hull" calcext:value-type="string">
            <text:p>Hull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ull</text:p>
          </table:table-cell>
          <table:table-cell table:formula="of:=CONCATENATE([.H38];[.I38])" office:value-type="string" office:string-value="DavidHull" calcext:value-type="string">
            <text:p>DavidHull</text:p>
          </table:table-cell>
          <table:table-cell table:number-columns-repeated="1014"/>
        </table:table-row>
        <table:table-row table:style-name="ro2">
          <table:table-cell/>
          <table:table-cell table:formula="of:=LEN([.C39])-LEN(SUBSTITUTE([.C39];&quot; &quot;;&quot;&quot;))+1" office:value-type="float" office:value="2" calcext:value-type="float">
            <text:p>2</text:p>
          </table:table-cell>
          <table:table-cell table:number-columns-repeated="2" office:value-type="string" calcext:value-type="string">
            <text:p>Hundred Years</text:p>
          </table:table-cell>
          <table:table-cell/>
          <table:table-cell table:formula="of:=IF(AND([.A39]=&quot;x&quot;;[.B39]&gt;1);LEFT([.C39];FIND(&quot; &quot;;[.C39])-1);&quot;&quot;)">
            <text:p/>
          </table:table-cell>
          <table:table-cell table:formula="of:=IF(AND([.A39]=&quot;x&quot;;[.B39]&gt;1);(MID([.C39];FIND(&quot; &quot;;[.C39])+1;LEN([.C39])-FIND(&quot; &quot;;[.C39])));[.C39])" office:value-type="string" office:string-value="Hundred Years" calcext:value-type="string">
            <text:p>Hundred Years</text:p>
          </table:table-cell>
          <table:table-cell/>
          <table:table-cell office:value-type="string" calcext:value-type="string">
            <text:p>Hundred Years</text:p>
          </table:table-cell>
          <table:table-cell table:formula="of:=CONCATENATE([.H39];[.I39])" office:value-type="string" office:string-value="Hundred Years" calcext:value-type="string">
            <text:p>Hundred Years</text:p>
          </table:table-cell>
          <table:table-cell table:number-columns-repeated="1014"/>
        </table:table-row>
        <table:table-row table:style-name="ro2">
          <table:table-cell/>
          <table:table-cell table:formula="of:=LEN([.C40])-LEN(SUBSTITUTE([.C40];&quot; &quot;;&quot;&quot;))+1" office:value-type="float" office:value="1" calcext:value-type="float">
            <text:p>1</text:p>
          </table:table-cell>
          <table:table-cell office:value-type="string" calcext:value-type="string">
            <text:p>Ideal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40]=&quot;x&quot;;[.B40]&gt;1);LEFT([.C40];FIND(&quot; &quot;;[.C40])-1);&quot;&quot;)">
            <text:p/>
          </table:table-cell>
          <table:table-cell table:formula="of:=IF(AND([.A40]=&quot;x&quot;;[.B40]&gt;1);(MID([.C40];FIND(&quot; &quot;;[.C40])+1;LEN([.C40])-FIND(&quot; &quot;;[.C40])));[.C40])" office:value-type="string" office:string-value="Ideal" calcext:value-type="string">
            <text:p>Ideal</text:p>
          </table:table-cell>
          <table:table-cell/>
          <table:table-cell office:value-type="string" calcext:value-type="string">
            <text:p>Ideal</text:p>
          </table:table-cell>
          <table:table-cell table:formula="of:=CONCATENATE([.H40];[.I40])" office:value-type="string" office:string-value="Ideal" calcext:value-type="string">
            <text:p>Ideal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41])-LEN(SUBSTITUTE([.C41];&quot; &quot;;&quot;&quot;))+1" office:value-type="float" office:value="2" calcext:value-type="float">
            <text:p>2</text:p>
          </table:table-cell>
          <table:table-cell office:value-type="string" calcext:value-type="string">
            <text:p>Billy Idol</text:p>
          </table:table-cell>
          <table:table-cell office:value-type="string" calcext:value-type="string">
            <text:p>Vital Idol</text:p>
          </table:table-cell>
          <table:table-cell/>
          <table:table-cell table:formula="of:=IF(AND([.A41]=&quot;x&quot;;[.B41]&gt;1);LEFT([.C41];FIND(&quot; &quot;;[.C41])-1);&quot;&quot;)" office:value-type="string" office:string-value="Billy" calcext:value-type="string">
            <text:p>Billy</text:p>
          </table:table-cell>
          <table:table-cell table:formula="of:=IF(AND([.A41]=&quot;x&quot;;[.B41]&gt;1);(MID([.C41];FIND(&quot; &quot;;[.C41])+1;LEN([.C41])-FIND(&quot; &quot;;[.C41])));[.C41])" office:value-type="string" office:string-value="Idol" calcext:value-type="string">
            <text:p>Idol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Idol</text:p>
          </table:table-cell>
          <table:table-cell table:formula="of:=CONCATENATE([.H41];[.I41])" office:value-type="string" office:string-value="BillyIdol" calcext:value-type="string">
            <text:p>BillyIdol</text:p>
          </table:table-cell>
          <table:table-cell table:number-columns-repeated="1014"/>
        </table:table-row>
        <table:table-row table:style-name="ro2">
          <table:table-cell/>
          <table:table-cell table:formula="of:=LEN([.C42])-LEN(SUBSTITUTE([.C42];&quot; &quot;;&quot;&quot;))+1" office:value-type="float" office:value="1" calcext:value-type="float">
            <text:p>1</text:p>
          </table:table-cell>
          <table:table-cell office:value-type="string" calcext:value-type="string">
            <text:p>Inkompetent</text:p>
          </table:table-cell>
          <table:table-cell office:value-type="string" calcext:value-type="string">
            <text:p>Best Of Sinnlos</text:p>
          </table:table-cell>
          <table:table-cell/>
          <table:table-cell table:formula="of:=IF(AND([.A42]=&quot;x&quot;;[.B42]&gt;1);LEFT([.C42];FIND(&quot; &quot;;[.C42])-1);&quot;&quot;)">
            <text:p/>
          </table:table-cell>
          <table:table-cell table:formula="of:=IF(AND([.A42]=&quot;x&quot;;[.B42]&gt;1);(MID([.C42];FIND(&quot; &quot;;[.C42])+1;LEN([.C42])-FIND(&quot; &quot;;[.C42])));[.C42])" office:value-type="string" office:string-value="Inkompetent" calcext:value-type="string">
            <text:p>Inkompetent</text:p>
          </table:table-cell>
          <table:table-cell/>
          <table:table-cell office:value-type="string" calcext:value-type="string">
            <text:p>Inkompetent</text:p>
          </table:table-cell>
          <table:table-cell table:formula="of:=CONCATENATE([.H42];[.I42])" office:value-type="string" office:string-value="Inkompetent" calcext:value-type="string">
            <text:p>Inkompetent</text:p>
          </table:table-cell>
          <table:table-cell table:number-columns-repeated="1014"/>
        </table:table-row>
        <table:table-row table:style-name="ro2">
          <table:table-cell/>
          <table:table-cell table:formula="of:=LEN([.C43])-LEN(SUBSTITUTE([.C43];&quot; &quot;;&quot;&quot;))+1" office:value-type="float" office:value="2" calcext:value-type="float">
            <text:p>2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Brave New World</text:p>
          </table:table-cell>
          <table:table-cell/>
          <table:table-cell table:formula="of:=IF(AND([.A43]=&quot;x&quot;;[.B43]&gt;1);LEFT([.C43];FIND(&quot; &quot;;[.C43])-1);&quot;&quot;)">
            <text:p/>
          </table:table-cell>
          <table:table-cell table:formula="of:=IF(AND([.A43]=&quot;x&quot;;[.B43]&gt;1);(MID([.C43];FIND(&quot; &quot;;[.C43])+1;LEN([.C43])-FIND(&quot; &quot;;[.C43])));[.C43])" office:value-type="string" office:string-value="Iron Maiden" calcext:value-type="string">
            <text:p>Iron Maiden</text:p>
          </table:table-cell>
          <table:table-cell/>
          <table:table-cell office:value-type="string" calcext:value-type="string">
            <text:p>Iron Maiden</text:p>
          </table:table-cell>
          <table:table-cell table:formula="of:=CONCATENATE([.H43];[.I43])" office:value-type="string" office:string-value="Iron Maiden" calcext:value-type="string">
            <text:p>Iron Maiden</text:p>
          </table:table-cell>
          <table:table-cell table:number-columns-repeated="1014"/>
        </table:table-row>
        <table:table-row table:style-name="ro2">
          <table:table-cell/>
          <table:table-cell table:formula="of:=LEN([.C44])-LEN(SUBSTITUTE([.C44];&quot; &quot;;&quot;&quot;))+1" office:value-type="float" office:value="2" calcext:value-type="float">
            <text:p>2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Dance Of Death</text:p>
          </table:table-cell>
          <table:table-cell/>
          <table:table-cell table:formula="of:=IF(AND([.A44]=&quot;x&quot;;[.B44]&gt;1);LEFT([.C44];FIND(&quot; &quot;;[.C44])-1);&quot;&quot;)">
            <text:p/>
          </table:table-cell>
          <table:table-cell table:formula="of:=IF(AND([.A44]=&quot;x&quot;;[.B44]&gt;1);(MID([.C44];FIND(&quot; &quot;;[.C44])+1;LEN([.C44])-FIND(&quot; &quot;;[.C44])));[.C44])" office:value-type="string" office:string-value="Iron Maiden" calcext:value-type="string">
            <text:p>Iron Maiden</text:p>
          </table:table-cell>
          <table:table-cell/>
          <table:table-cell office:value-type="string" calcext:value-type="string">
            <text:p>Iron Maiden</text:p>
          </table:table-cell>
          <table:table-cell table:formula="of:=CONCATENATE([.H44];[.I44])" office:value-type="string" office:string-value="Iron Maiden" calcext:value-type="string">
            <text:p>Iron Maiden</text:p>
          </table:table-cell>
          <table:table-cell table:number-columns-repeated="1014"/>
        </table:table-row>
        <table:table-row table:style-name="ro2">
          <table:table-cell/>
          <table:table-cell table:formula="of:=LEN([.C45])-LEN(SUBSTITUTE([.C45];&quot; &quot;;&quot;&quot;))+1" office:value-type="float" office:value="2" calcext:value-type="float">
            <text:p>2</text:p>
          </table:table-cell>
          <table:table-cell office:value-type="string" calcext:value-type="string">
            <text:p>Iron Maiden</text:p>
          </table:table-cell>
          <table:table-cell office:value-type="string" calcext:value-type="string">
            <text:p>The Wicker Man Single</text:p>
          </table:table-cell>
          <table:table-cell/>
          <table:table-cell table:formula="of:=IF(AND([.A45]=&quot;x&quot;;[.B45]&gt;1);LEFT([.C45];FIND(&quot; &quot;;[.C45])-1);&quot;&quot;)">
            <text:p/>
          </table:table-cell>
          <table:table-cell table:formula="of:=IF(AND([.A45]=&quot;x&quot;;[.B45]&gt;1);(MID([.C45];FIND(&quot; &quot;;[.C45])+1;LEN([.C45])-FIND(&quot; &quot;;[.C45])));[.C45])" office:value-type="string" office:string-value="Iron Maiden" calcext:value-type="string">
            <text:p>Iron Maiden</text:p>
          </table:table-cell>
          <table:table-cell/>
          <table:table-cell office:value-type="string" calcext:value-type="string">
            <text:p>Iron Maiden</text:p>
          </table:table-cell>
          <table:table-cell table:formula="of:=CONCATENATE([.H45];[.I45])" office:value-type="string" office:string-value="Iron Maiden" calcext:value-type="string">
            <text:p>Iron Maiden</text:p>
          </table:table-cell>
          <table:table-cell table:number-columns-repeated="1014"/>
        </table:table-row>
        <table:table-row table:style-name="ro2">
          <table:table-cell/>
          <table:table-cell table:formula="of:=LEN([.C46])-LEN(SUBSTITUTE([.C46];&quot; &quot;;&quot;&quot;))+1" office:value-type="float" office:value="2" calcext:value-type="float">
            <text:p>2</text:p>
          </table:table-cell>
          <table:table-cell office:value-type="string" calcext:value-type="string">
            <text:p>Jane's Addiction</text:p>
          </table:table-cell>
          <table:table-cell office:value-type="string" calcext:value-type="string">
            <text:p>Strays</text:p>
          </table:table-cell>
          <table:table-cell/>
          <table:table-cell table:formula="of:=IF(AND([.A46]=&quot;x&quot;;[.B46]&gt;1);LEFT([.C46];FIND(&quot; &quot;;[.C46])-1);&quot;&quot;)">
            <text:p/>
          </table:table-cell>
          <table:table-cell table:formula="of:=IF(AND([.A46]=&quot;x&quot;;[.B46]&gt;1);(MID([.C46];FIND(&quot; &quot;;[.C46])+1;LEN([.C46])-FIND(&quot; &quot;;[.C46])));[.C46])" office:value-type="string" office:string-value="Jane's Addiction" calcext:value-type="string">
            <text:p>Jane's Addiction</text:p>
          </table:table-cell>
          <table:table-cell/>
          <table:table-cell office:value-type="string" calcext:value-type="string">
            <text:p>Jane's Addiction</text:p>
          </table:table-cell>
          <table:table-cell table:formula="of:=CONCATENATE([.H46];[.I46])" office:value-type="string" office:string-value="Jane's Addiction" calcext:value-type="string">
            <text:p>Jane's Addiction</text:p>
          </table:table-cell>
          <table:table-cell table:number-columns-repeated="1014"/>
        </table:table-row>
        <table:table-row table:style-name="ro2">
          <table:table-cell/>
          <table:table-cell table:formula="of:=LEN([.C47])-LEN(SUBSTITUTE([.C47];&quot; &quot;;&quot;&quot;))+1" office:value-type="float" office:value="2" calcext:value-type="float">
            <text:p>2</text:p>
          </table:table-cell>
          <table:table-cell office:value-type="string" calcext:value-type="string">
            <text:p>Judas Priest</text:p>
          </table:table-cell>
          <table:table-cell office:value-type="string" calcext:value-type="string">
            <text:p>Angel Of Retribution</text:p>
          </table:table-cell>
          <table:table-cell/>
          <table:table-cell table:formula="of:=IF(AND([.A47]=&quot;x&quot;;[.B47]&gt;1);LEFT([.C47];FIND(&quot; &quot;;[.C47])-1);&quot;&quot;)">
            <text:p/>
          </table:table-cell>
          <table:table-cell table:formula="of:=IF(AND([.A47]=&quot;x&quot;;[.B47]&gt;1);(MID([.C47];FIND(&quot; &quot;;[.C47])+1;LEN([.C47])-FIND(&quot; &quot;;[.C47])));[.C47])" office:value-type="string" office:string-value="Judas Priest" calcext:value-type="string">
            <text:p>Judas Priest</text:p>
          </table:table-cell>
          <table:table-cell/>
          <table:table-cell office:value-type="string" calcext:value-type="string">
            <text:p>Judas Priest</text:p>
          </table:table-cell>
          <table:table-cell table:formula="of:=CONCATENATE([.H47];[.I47])" office:value-type="string" office:string-value="Judas Priest" calcext:value-type="string">
            <text:p>Judas Priest</text:p>
          </table:table-cell>
          <table:table-cell table:number-columns-repeated="1014"/>
        </table:table-row>
        <table:table-row table:style-name="ro2">
          <table:table-cell/>
          <table:table-cell table:formula="of:=LEN([.C48])-LEN(SUBSTITUTE([.C48];&quot; &quot;;&quot;&quot;))+1" office:value-type="float" office:value="2" calcext:value-type="float">
            <text:p>2</text:p>
          </table:table-cell>
          <table:table-cell office:value-type="string" calcext:value-type="string">
            <text:p>Jungle Frenzy</text:p>
          </table:table-cell>
          <table:table-cell office:value-type="string" calcext:value-type="string">
            <text:p>Creative Essentials</text:p>
          </table:table-cell>
          <table:table-cell/>
          <table:table-cell table:formula="of:=IF(AND([.A48]=&quot;x&quot;;[.B48]&gt;1);LEFT([.C48];FIND(&quot; &quot;;[.C48])-1);&quot;&quot;)">
            <text:p/>
          </table:table-cell>
          <table:table-cell table:formula="of:=IF(AND([.A48]=&quot;x&quot;;[.B48]&gt;1);(MID([.C48];FIND(&quot; &quot;;[.C48])+1;LEN([.C48])-FIND(&quot; &quot;;[.C48])));[.C48])" office:value-type="string" office:string-value="Jungle Frenzy" calcext:value-type="string">
            <text:p>Jungle Frenzy</text:p>
          </table:table-cell>
          <table:table-cell/>
          <table:table-cell office:value-type="string" calcext:value-type="string">
            <text:p>Jungle Frenzy</text:p>
          </table:table-cell>
          <table:table-cell table:formula="of:=CONCATENATE([.H48];[.I48])" office:value-type="string" office:string-value="Jungle Frenzy" calcext:value-type="string">
            <text:p>Jungle Frenzy</text:p>
          </table:table-cell>
          <table:table-cell table:number-columns-repeated="1014"/>
        </table:table-row>
        <table:table-row table:style-name="ro2">
          <table:table-cell/>
          <table:table-cell table:formula="of:=LEN([.C49])-LEN(SUBSTITUTE([.C49];&quot; &quot;;&quot;&quot;))+1" office:value-type="float" office:value="2" calcext:value-type="float">
            <text:p>2</text:p>
          </table:table-cell>
          <table:table-cell office:value-type="string" calcext:value-type="string">
            <text:p>King's X</text:p>
          </table:table-cell>
          <table:table-cell office:value-type="string" calcext:value-type="string">
            <text:p>Faith Hope Love</text:p>
          </table:table-cell>
          <table:table-cell/>
          <table:table-cell table:formula="of:=IF(AND([.A49]=&quot;x&quot;;[.B49]&gt;1);LEFT([.C49];FIND(&quot; &quot;;[.C49])-1);&quot;&quot;)">
            <text:p/>
          </table:table-cell>
          <table:table-cell table:formula="of:=IF(AND([.A49]=&quot;x&quot;;[.B49]&gt;1);(MID([.C49];FIND(&quot; &quot;;[.C49])+1;LEN([.C49])-FIND(&quot; &quot;;[.C49])));[.C49])" office:value-type="string" office:string-value="King's X" calcext:value-type="string">
            <text:p>King's X</text:p>
          </table:table-cell>
          <table:table-cell/>
          <table:table-cell office:value-type="string" calcext:value-type="string">
            <text:p>King's X</text:p>
          </table:table-cell>
          <table:table-cell table:formula="of:=CONCATENATE([.H49];[.I49])" office:value-type="string" office:string-value="King's X" calcext:value-type="string">
            <text:p>King's X</text:p>
          </table:table-cell>
          <table:table-cell table:number-columns-repeated="1014"/>
        </table:table-row>
        <table:table-row table:style-name="ro2">
          <table:table-cell/>
          <table:table-cell table:formula="of:=LEN([.C50])-LEN(SUBSTITUTE([.C50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Alive 3</text:p>
          </table:table-cell>
          <table:table-cell/>
          <table:table-cell table:formula="of:=IF(AND([.A50]=&quot;x&quot;;[.B50]&gt;1);LEFT([.C50];FIND(&quot; &quot;;[.C50])-1);&quot;&quot;)">
            <text:p/>
          </table:table-cell>
          <table:table-cell table:formula="of:=IF(AND([.A50]=&quot;x&quot;;[.B50]&gt;1);(MID([.C50];FIND(&quot; &quot;;[.C50])+1;LEN([.C50])-FIND(&quot; &quot;;[.C50])));[.C50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0];[.I50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1])-LEN(SUBSTITUTE([.C51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Carnival Of Souls </text:p>
          </table:table-cell>
          <table:table-cell office:value-type="string" calcext:value-type="string">
            <text:p><text:s/>Bootleg</text:p>
          </table:table-cell>
          <table:table-cell table:formula="of:=IF(AND([.A51]=&quot;x&quot;;[.B51]&gt;1);LEFT([.C51];FIND(&quot; &quot;;[.C51])-1);&quot;&quot;)">
            <text:p/>
          </table:table-cell>
          <table:table-cell table:formula="of:=IF(AND([.A51]=&quot;x&quot;;[.B51]&gt;1);(MID([.C51];FIND(&quot; &quot;;[.C51])+1;LEN([.C51])-FIND(&quot; &quot;;[.C51])));[.C51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1];[.I51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2])-LEN(SUBSTITUTE([.C52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Destroyer</text:p>
          </table:table-cell>
          <table:table-cell/>
          <table:table-cell table:formula="of:=IF(AND([.A52]=&quot;x&quot;;[.B52]&gt;1);LEFT([.C52];FIND(&quot; &quot;;[.C52])-1);&quot;&quot;)">
            <text:p/>
          </table:table-cell>
          <table:table-cell table:formula="of:=IF(AND([.A52]=&quot;x&quot;;[.B52]&gt;1);(MID([.C52];FIND(&quot; &quot;;[.C52])+1;LEN([.C52])-FIND(&quot; &quot;;[.C52])));[.C52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2];[.I52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3])-LEN(SUBSTITUTE([.C53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Dressed To Kill</text:p>
          </table:table-cell>
          <table:table-cell/>
          <table:table-cell table:formula="of:=IF(AND([.A53]=&quot;x&quot;;[.B53]&gt;1);LEFT([.C53];FIND(&quot; &quot;;[.C53])-1);&quot;&quot;)">
            <text:p/>
          </table:table-cell>
          <table:table-cell table:formula="of:=IF(AND([.A53]=&quot;x&quot;;[.B53]&gt;1);(MID([.C53];FIND(&quot; &quot;;[.C53])+1;LEN([.C53])-FIND(&quot; &quot;;[.C53])));[.C53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3];[.I53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4])-LEN(SUBSTITUTE([.C54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Hotter Than Hell</text:p>
          </table:table-cell>
          <table:table-cell/>
          <table:table-cell table:formula="of:=IF(AND([.A54]=&quot;x&quot;;[.B54]&gt;1);LEFT([.C54];FIND(&quot; &quot;;[.C54])-1);&quot;&quot;)">
            <text:p/>
          </table:table-cell>
          <table:table-cell table:formula="of:=IF(AND([.A54]=&quot;x&quot;;[.B54]&gt;1);(MID([.C54];FIND(&quot; &quot;;[.C54])+1;LEN([.C54])-FIND(&quot; &quot;;[.C54])));[.C54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4];[.I54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5])-LEN(SUBSTITUTE([.C55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Psycho Circus</text:p>
          </table:table-cell>
          <table:table-cell/>
          <table:table-cell table:formula="of:=IF(AND([.A55]=&quot;x&quot;;[.B55]&gt;1);LEFT([.C55];FIND(&quot; &quot;;[.C55])-1);&quot;&quot;)">
            <text:p/>
          </table:table-cell>
          <table:table-cell table:formula="of:=IF(AND([.A55]=&quot;x&quot;;[.B55]&gt;1);(MID([.C55];FIND(&quot; &quot;;[.C55])+1;LEN([.C55])-FIND(&quot; &quot;;[.C55])));[.C55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5];[.I55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6])-LEN(SUBSTITUTE([.C56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56]=&quot;x&quot;;[.B56]&gt;1);LEFT([.C56];FIND(&quot; &quot;;[.C56])-1);&quot;&quot;)">
            <text:p/>
          </table:table-cell>
          <table:table-cell table:formula="of:=IF(AND([.A56]=&quot;x&quot;;[.B56]&gt;1);(MID([.C56];FIND(&quot; &quot;;[.C56])+1;LEN([.C56])-FIND(&quot; &quot;;[.C56])));[.C56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6];[.I56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7])-LEN(SUBSTITUTE([.C57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Sonic Boom</text:p>
          </table:table-cell>
          <table:table-cell/>
          <table:table-cell table:formula="of:=IF(AND([.A57]=&quot;x&quot;;[.B57]&gt;1);LEFT([.C57];FIND(&quot; &quot;;[.C57])-1);&quot;&quot;)">
            <text:p/>
          </table:table-cell>
          <table:table-cell table:formula="of:=IF(AND([.A57]=&quot;x&quot;;[.B57]&gt;1);(MID([.C57];FIND(&quot; &quot;;[.C57])+1;LEN([.C57])-FIND(&quot; &quot;;[.C57])));[.C57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7];[.I57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8])-LEN(SUBSTITUTE([.C58];&quot; &quot;;&quot;&quot;))+1" office:value-type="float" office:value="1" calcext:value-type="float">
            <text:p>1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Unplugged</text:p>
          </table:table-cell>
          <table:table-cell/>
          <table:table-cell table:formula="of:=IF(AND([.A58]=&quot;x&quot;;[.B58]&gt;1);LEFT([.C58];FIND(&quot; &quot;;[.C58])-1);&quot;&quot;)">
            <text:p/>
          </table:table-cell>
          <table:table-cell table:formula="of:=IF(AND([.A58]=&quot;x&quot;;[.B58]&gt;1);(MID([.C58];FIND(&quot; &quot;;[.C58])+1;LEN([.C58])-FIND(&quot; &quot;;[.C58])));[.C58])" office:value-type="string" office:string-value="Kiss" calcext:value-type="string">
            <text:p>Kiss</text:p>
          </table:table-cell>
          <table:table-cell/>
          <table:table-cell office:value-type="string" calcext:value-type="string">
            <text:p>Kiss</text:p>
          </table:table-cell>
          <table:table-cell table:formula="of:=CONCATENATE([.H58];[.I58])" office:value-type="string" office:string-value="Kiss" calcext:value-type="string">
            <text:p>Kiss</text:p>
          </table:table-cell>
          <table:table-cell table:number-columns-repeated="1014"/>
        </table:table-row>
        <table:table-row table:style-name="ro2">
          <table:table-cell/>
          <table:table-cell table:formula="of:=LEN([.C59])-LEN(SUBSTITUTE([.C59];&quot; &quot;;&quot;&quot;))+1" office:value-type="float" office:value="2" calcext:value-type="float">
            <text:p>2</text:p>
          </table:table-cell>
          <table:table-cell office:value-type="string" calcext:value-type="string">
            <text:p>Kreuzberg Cafe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59]=&quot;x&quot;;[.B59]&gt;1);LEFT([.C59];FIND(&quot; &quot;;[.C59])-1);&quot;&quot;)">
            <text:p/>
          </table:table-cell>
          <table:table-cell table:formula="of:=IF(AND([.A59]=&quot;x&quot;;[.B59]&gt;1);(MID([.C59];FIND(&quot; &quot;;[.C59])+1;LEN([.C59])-FIND(&quot; &quot;;[.C59])));[.C59])" office:value-type="string" office:string-value="Kreuzberg Cafe" calcext:value-type="string">
            <text:p>Kreuzberg Cafe</text:p>
          </table:table-cell>
          <table:table-cell/>
          <table:table-cell office:value-type="string" calcext:value-type="string">
            <text:p>Kreuzberg Cafe</text:p>
          </table:table-cell>
          <table:table-cell table:formula="of:=CONCATENATE([.H59];[.I59])" office:value-type="string" office:string-value="Kreuzberg Cafe" calcext:value-type="string">
            <text:p>Kreuzberg Cafe</text:p>
          </table:table-cell>
          <table:table-cell table:number-columns-repeated="1014"/>
        </table:table-row>
        <table:table-row table:style-name="ro2">
          <table:table-cell/>
          <table:table-cell table:formula="of:=LEN([.C60])-LEN(SUBSTITUTE([.C60];&quot; &quot;;&quot;&quot;))+1" office:value-type="float" office:value="1" calcext:value-type="float">
            <text:p>1</text:p>
          </table:table-cell>
          <table:table-cell table:number-columns-repeated="2" office:value-type="string" calcext:value-type="string">
            <text:p>Kxm</text:p>
          </table:table-cell>
          <table:table-cell/>
          <table:table-cell table:formula="of:=IF(AND([.A60]=&quot;x&quot;;[.B60]&gt;1);LEFT([.C60];FIND(&quot; &quot;;[.C60])-1);&quot;&quot;)">
            <text:p/>
          </table:table-cell>
          <table:table-cell table:formula="of:=IF(AND([.A60]=&quot;x&quot;;[.B60]&gt;1);(MID([.C60];FIND(&quot; &quot;;[.C60])+1;LEN([.C60])-FIND(&quot; &quot;;[.C60])));[.C60])" office:value-type="string" office:string-value="Kxm" calcext:value-type="string">
            <text:p>Kxm</text:p>
          </table:table-cell>
          <table:table-cell/>
          <table:table-cell office:value-type="string" calcext:value-type="string">
            <text:p>Kxm</text:p>
          </table:table-cell>
          <table:table-cell table:formula="of:=CONCATENATE([.H60];[.I60])" office:value-type="string" office:string-value="Kxm" calcext:value-type="string">
            <text:p>Kxm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61])-LEN(SUBSTITUTE([.C61];&quot; &quot;;&quot;&quot;))+1" office:value-type="float" office:value="2" calcext:value-type="float">
            <text:p>2</text:p>
          </table:table-cell>
          <table:table-cell office:value-type="string" calcext:value-type="string">
            <text:p>The Lemonheads</text:p>
          </table:table-cell>
          <table:table-cell office:value-type="string" calcext:value-type="string">
            <text:p>It's A Shame About Ray</text:p>
          </table:table-cell>
          <table:table-cell/>
          <table:table-cell table:formula="of:=IF(AND([.A61]=&quot;x&quot;;[.B61]&gt;1);LEFT([.C61];FIND(&quot; &quot;;[.C61])-1);&quot;&quot;)" office:value-type="string" office:string-value="The" calcext:value-type="string">
            <text:p>The</text:p>
          </table:table-cell>
          <table:table-cell table:formula="of:=IF(AND([.A61]=&quot;x&quot;;[.B61]&gt;1);(MID([.C61];FIND(&quot; &quot;;[.C61])+1;LEN([.C61])-FIND(&quot; &quot;;[.C61])));[.C61])" office:value-type="string" office:string-value="Lemonheads" calcext:value-type="string">
            <text:p>Lemonhead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Lemonheads</text:p>
          </table:table-cell>
          <table:table-cell table:formula="of:=CONCATENATE([.H61];[.I61])" office:value-type="string" office:string-value="TheLemonheads" calcext:value-type="string">
            <text:p>TheLemonheads</text:p>
          </table:table-cell>
          <table:table-cell table:number-columns-repeated="1014"/>
        </table:table-row>
        <table:table-row table:style-name="ro2">
          <table:table-cell/>
          <table:table-cell table:formula="of:=LEN([.C62])-LEN(SUBSTITUTE([.C62];&quot; &quot;;&quot;&quot;))+1" office:value-type="float" office:value="2" calcext:value-type="float">
            <text:p>2</text:p>
          </table:table-cell>
          <table:table-cell office:value-type="string" calcext:value-type="string">
            <text:p>Level B</text:p>
          </table:table-cell>
          <table:table-cell office:value-type="string" calcext:value-type="string">
            <text:p>Live 1984/85</text:p>
          </table:table-cell>
          <table:table-cell/>
          <table:table-cell table:formula="of:=IF(AND([.A62]=&quot;x&quot;;[.B62]&gt;1);LEFT([.C62];FIND(&quot; &quot;;[.C62])-1);&quot;&quot;)">
            <text:p/>
          </table:table-cell>
          <table:table-cell table:formula="of:=IF(AND([.A62]=&quot;x&quot;;[.B62]&gt;1);(MID([.C62];FIND(&quot; &quot;;[.C62])+1;LEN([.C62])-FIND(&quot; &quot;;[.C62])));[.C62])" office:value-type="string" office:string-value="Level B" calcext:value-type="string">
            <text:p>Level B</text:p>
          </table:table-cell>
          <table:table-cell/>
          <table:table-cell office:value-type="string" calcext:value-type="string">
            <text:p>Level B</text:p>
          </table:table-cell>
          <table:table-cell table:formula="of:=CONCATENATE([.H62];[.I62])" office:value-type="string" office:string-value="Level B" calcext:value-type="string">
            <text:p>Level B</text:p>
          </table:table-cell>
          <table:table-cell table:number-columns-repeated="1014"/>
        </table:table-row>
        <table:table-row table:style-name="ro2">
          <table:table-cell/>
          <table:table-cell table:formula="of:=LEN([.C63])-LEN(SUBSTITUTE([.C63];&quot; &quot;;&quot;&quot;))+1" office:value-type="float" office:value="2" calcext:value-type="float">
            <text:p>2</text:p>
          </table:table-cell>
          <table:table-cell office:value-type="string" calcext:value-type="string">
            <text:p>Los Leos</text:p>
          </table:table-cell>
          <table:table-cell office:value-type="string" calcext:value-type="string">
            <text:p>Retter Des Pomp</text:p>
          </table:table-cell>
          <table:table-cell/>
          <table:table-cell table:formula="of:=IF(AND([.A63]=&quot;x&quot;;[.B63]&gt;1);LEFT([.C63];FIND(&quot; &quot;;[.C63])-1);&quot;&quot;)">
            <text:p/>
          </table:table-cell>
          <table:table-cell table:formula="of:=IF(AND([.A63]=&quot;x&quot;;[.B63]&gt;1);(MID([.C63];FIND(&quot; &quot;;[.C63])+1;LEN([.C63])-FIND(&quot; &quot;;[.C63])));[.C63])" office:value-type="string" office:string-value="Los Leos" calcext:value-type="string">
            <text:p>Los Leos</text:p>
          </table:table-cell>
          <table:table-cell/>
          <table:table-cell office:value-type="string" calcext:value-type="string">
            <text:p>Los Leos</text:p>
          </table:table-cell>
          <table:table-cell table:formula="of:=CONCATENATE([.H63];[.I63])" office:value-type="string" office:string-value="Los Leos" calcext:value-type="string">
            <text:p>Los Leo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64])-LEN(SUBSTITUTE([.C64];&quot; &quot;;&quot;&quot;))+1" office:value-type="float" office:value="2" calcext:value-type="float">
            <text:p>2</text:p>
          </table:table-cell>
          <table:table-cell office:value-type="string" calcext:value-type="string">
            <text:p>Dean Martin</text:p>
          </table:table-cell>
          <table:table-cell office:value-type="string" calcext:value-type="string">
            <text:p>Everybody Loves Somebody Best Of</text:p>
          </table:table-cell>
          <table:table-cell/>
          <table:table-cell table:formula="of:=IF(AND([.A64]=&quot;x&quot;;[.B64]&gt;1);LEFT([.C64];FIND(&quot; &quot;;[.C64])-1);&quot;&quot;)" office:value-type="string" office:string-value="Dean" calcext:value-type="string">
            <text:p>Dean</text:p>
          </table:table-cell>
          <table:table-cell table:formula="of:=IF(AND([.A64]=&quot;x&quot;;[.B64]&gt;1);(MID([.C64];FIND(&quot; &quot;;[.C64])+1;LEN([.C64])-FIND(&quot; &quot;;[.C64])));[.C64])" office:value-type="string" office:string-value="Martin" calcext:value-type="string">
            <text:p>Martin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artin</text:p>
          </table:table-cell>
          <table:table-cell table:formula="of:=CONCATENATE([.H64];[.I64])" office:value-type="string" office:string-value="DeanMartin" calcext:value-type="string">
            <text:p>DeanMartin</text:p>
          </table:table-cell>
          <table:table-cell table:number-columns-repeated="1014"/>
        </table:table-row>
        <table:table-row table:style-name="ro2">
          <table:table-cell/>
          <table:table-cell table:formula="of:=LEN([.C65])-LEN(SUBSTITUTE([.C65];&quot; &quot;;&quot;&quot;))+1" office:value-type="float" office:value="1" calcext:value-type="float">
            <text:p>1</text:p>
          </table:table-cell>
          <table:table-cell office:value-type="string" calcext:value-type="string">
            <text:p>Megadeth</text:p>
          </table:table-cell>
          <table:table-cell office:value-type="string" calcext:value-type="string">
            <text:p>Interview Cd</text:p>
          </table:table-cell>
          <table:table-cell/>
          <table:table-cell table:formula="of:=IF(AND([.A65]=&quot;x&quot;;[.B65]&gt;1);LEFT([.C65];FIND(&quot; &quot;;[.C65])-1);&quot;&quot;)">
            <text:p/>
          </table:table-cell>
          <table:table-cell table:formula="of:=IF(AND([.A65]=&quot;x&quot;;[.B65]&gt;1);(MID([.C65];FIND(&quot; &quot;;[.C65])+1;LEN([.C65])-FIND(&quot; &quot;;[.C65])));[.C65])" office:value-type="string" office:string-value="Megadeth" calcext:value-type="string">
            <text:p>Megadeth</text:p>
          </table:table-cell>
          <table:table-cell/>
          <table:table-cell office:value-type="string" calcext:value-type="string">
            <text:p>Megadeth</text:p>
          </table:table-cell>
          <table:table-cell table:formula="of:=CONCATENATE([.H65];[.I65])" office:value-type="string" office:string-value="Megadeth" calcext:value-type="string">
            <text:p>Megadeth</text:p>
          </table:table-cell>
          <table:table-cell table:number-columns-repeated="1014"/>
        </table:table-row>
        <table:table-row table:style-name="ro2">
          <table:table-cell/>
          <table:table-cell table:formula="of:=LEN([.C66])-LEN(SUBSTITUTE([.C66];&quot; &quot;;&quot;&quot;))+1" office:value-type="float" office:value="1" calcext:value-type="float">
            <text:p>1</text:p>
          </table:table-cell>
          <table:table-cell office:value-type="string" calcext:value-type="string">
            <text:p>Megadeth</text:p>
          </table:table-cell>
          <table:table-cell office:value-type="string" calcext:value-type="string">
            <text:p>Youthanasia</text:p>
          </table:table-cell>
          <table:table-cell/>
          <table:table-cell table:formula="of:=IF(AND([.A66]=&quot;x&quot;;[.B66]&gt;1);LEFT([.C66];FIND(&quot; &quot;;[.C66])-1);&quot;&quot;)">
            <text:p/>
          </table:table-cell>
          <table:table-cell table:formula="of:=IF(AND([.A66]=&quot;x&quot;;[.B66]&gt;1);(MID([.C66];FIND(&quot; &quot;;[.C66])+1;LEN([.C66])-FIND(&quot; &quot;;[.C66])));[.C66])" office:value-type="string" office:string-value="Megadeth" calcext:value-type="string">
            <text:p>Megadeth</text:p>
          </table:table-cell>
          <table:table-cell/>
          <table:table-cell office:value-type="string" calcext:value-type="string">
            <text:p>Megadeth</text:p>
          </table:table-cell>
          <table:table-cell table:formula="of:=CONCATENATE([.H66];[.I66])" office:value-type="string" office:string-value="Megadeth" calcext:value-type="string">
            <text:p>Megadeth</text:p>
          </table:table-cell>
          <table:table-cell table:number-columns-repeated="1014"/>
        </table:table-row>
        <table:table-row table:style-name="ro2">
          <table:table-cell/>
          <table:table-cell table:formula="of:=LEN([.C67])-LEN(SUBSTITUTE([.C67];&quot; &quot;;&quot;&quot;))+1" office:value-type="float" office:value="1" calcext:value-type="float">
            <text:p>1</text:p>
          </table:table-cell>
          <table:table-cell office:value-type="string" calcext:value-type="string">
            <text:p>Motorhead</text:p>
          </table:table-cell>
          <table:table-cell office:value-type="string" calcext:value-type="string">
            <text:p>Ace Of Spades</text:p>
          </table:table-cell>
          <table:table-cell/>
          <table:table-cell table:formula="of:=IF(AND([.A67]=&quot;x&quot;;[.B67]&gt;1);LEFT([.C67];FIND(&quot; &quot;;[.C67])-1);&quot;&quot;)">
            <text:p/>
          </table:table-cell>
          <table:table-cell table:formula="of:=IF(AND([.A67]=&quot;x&quot;;[.B67]&gt;1);(MID([.C67];FIND(&quot; &quot;;[.C67])+1;LEN([.C67])-FIND(&quot; &quot;;[.C67])));[.C67])" office:value-type="string" office:string-value="Motorhead" calcext:value-type="string">
            <text:p>Motorhead</text:p>
          </table:table-cell>
          <table:table-cell/>
          <table:table-cell office:value-type="string" calcext:value-type="string">
            <text:p>Motorhead</text:p>
          </table:table-cell>
          <table:table-cell table:formula="of:=CONCATENATE([.H67];[.I67])" office:value-type="string" office:string-value="Motorhead" calcext:value-type="string">
            <text:p>Motorhead</text:p>
          </table:table-cell>
          <table:table-cell table:number-columns-repeated="1014"/>
        </table:table-row>
        <table:table-row table:style-name="ro2">
          <table:table-cell/>
          <table:table-cell table:formula="of:=LEN([.C68])-LEN(SUBSTITUTE([.C68];&quot; &quot;;&quot;&quot;))+1" office:value-type="float" office:value="1" calcext:value-type="float">
            <text:p>1</text:p>
          </table:table-cell>
          <table:table-cell office:value-type="string" calcext:value-type="string">
            <text:p>Motörhead</text:p>
          </table:table-cell>
          <table:table-cell office:value-type="string" calcext:value-type="string">
            <text:p>Overkill</text:p>
          </table:table-cell>
          <table:table-cell/>
          <table:table-cell table:formula="of:=IF(AND([.A68]=&quot;x&quot;;[.B68]&gt;1);LEFT([.C68];FIND(&quot; &quot;;[.C68])-1);&quot;&quot;)">
            <text:p/>
          </table:table-cell>
          <table:table-cell table:formula="of:=IF(AND([.A68]=&quot;x&quot;;[.B68]&gt;1);(MID([.C68];FIND(&quot; &quot;;[.C68])+1;LEN([.C68])-FIND(&quot; &quot;;[.C68])));[.C68])" office:value-type="string" office:string-value="Motörhead" calcext:value-type="string">
            <text:p>Motörhead</text:p>
          </table:table-cell>
          <table:table-cell/>
          <table:table-cell office:value-type="string" calcext:value-type="string">
            <text:p>Motörhead</text:p>
          </table:table-cell>
          <table:table-cell table:formula="of:=CONCATENATE([.H68];[.I68])" office:value-type="string" office:string-value="Motörhead" calcext:value-type="string">
            <text:p>Motörhead</text:p>
          </table:table-cell>
          <table:table-cell table:number-columns-repeated="1014"/>
        </table:table-row>
        <table:table-row table:style-name="ro2">
          <table:table-cell/>
          <table:table-cell table:formula="of:=LEN([.C69])-LEN(SUBSTITUTE([.C69];&quot; &quot;;&quot;&quot;))+1" office:value-type="float" office:value="1" calcext:value-type="float">
            <text:p>1</text:p>
          </table:table-cell>
          <table:table-cell office:value-type="string" calcext:value-type="string">
            <text:p>Motörhead</text:p>
          </table:table-cell>
          <table:table-cell office:value-type="string" calcext:value-type="string">
            <text:p>Another Perfect Day</text:p>
          </table:table-cell>
          <table:table-cell/>
          <table:table-cell table:formula="of:=IF(AND([.A69]=&quot;x&quot;;[.B69]&gt;1);LEFT([.C69];FIND(&quot; &quot;;[.C69])-1);&quot;&quot;)">
            <text:p/>
          </table:table-cell>
          <table:table-cell table:formula="of:=IF(AND([.A69]=&quot;x&quot;;[.B69]&gt;1);(MID([.C69];FIND(&quot; &quot;;[.C69])+1;LEN([.C69])-FIND(&quot; &quot;;[.C69])));[.C69])" office:value-type="string" office:string-value="Motörhead" calcext:value-type="string">
            <text:p>Motörhead</text:p>
          </table:table-cell>
          <table:table-cell/>
          <table:table-cell office:value-type="string" calcext:value-type="string">
            <text:p>Motörhead</text:p>
          </table:table-cell>
          <table:table-cell table:formula="of:=CONCATENATE([.H69];[.I69])" office:value-type="string" office:string-value="Motörhead" calcext:value-type="string">
            <text:p>Motörhead</text:p>
          </table:table-cell>
          <table:table-cell table:number-columns-repeated="1014"/>
        </table:table-row>
        <table:table-row table:style-name="ro1">
          <table:table-cell/>
          <table:table-cell table:formula="of:=LEN([.C70])-LEN(SUBSTITUTE([.C70];&quot; &quot;;&quot;&quot;))+1" office:value-type="float" office:value="4" calcext:value-type="float">
            <text:p>4</text:p>
          </table:table-cell>
          <table:table-cell office:value-type="string" calcext:value-type="string">
            <text:p>Musikexpress Sounds Sampler 104</text:p>
          </table:table-cell>
          <table:table-cell table:number-columns-repeated="2"/>
          <table:table-cell table:formula="of:=IF(AND([.A70]=&quot;x&quot;;[.B70]&gt;1);LEFT([.C70];FIND(&quot; &quot;;[.C70])-1);&quot;&quot;)">
            <text:p/>
          </table:table-cell>
          <table:table-cell table:formula="of:=IF(AND([.A70]=&quot;x&quot;;[.B70]&gt;1);(MID([.C70];FIND(&quot; &quot;;[.C70])+1;LEN([.C70])-FIND(&quot; &quot;;[.C70])));[.C70])" office:value-type="string" office:string-value="Musikexpress Sounds Sampler 104" calcext:value-type="string">
            <text:p>Musikexpress Sounds Sampler 104</text:p>
          </table:table-cell>
          <table:table-cell/>
          <table:table-cell office:value-type="string" calcext:value-type="string">
            <text:p>Musikexpress Sounds Sampler 104</text:p>
          </table:table-cell>
          <table:table-cell table:formula="of:=CONCATENATE([.H70];[.I70])" office:value-type="string" office:string-value="Musikexpress Sounds Sampler 104" calcext:value-type="string">
            <text:p>Musikexpress Sounds Sampler 104</text:p>
          </table:table-cell>
          <table:table-cell table:number-columns-repeated="1014"/>
        </table:table-row>
        <table:table-row table:style-name="ro2">
          <table:table-cell/>
          <table:table-cell table:formula="of:=LEN([.C71])-LEN(SUBSTITUTE([.C71];&quot; &quot;;&quot;&quot;))+1" office:value-type="float" office:value="1" calcext:value-type="float">
            <text:p>1</text:p>
          </table:table-cell>
          <table:table-cell office:value-type="string" calcext:value-type="string">
            <text:p>Nationalgalerie</text:p>
          </table:table-cell>
          <table:table-cell office:value-type="string" calcext:value-type="string">
            <text:p>Indiana</text:p>
          </table:table-cell>
          <table:table-cell/>
          <table:table-cell table:formula="of:=IF(AND([.A71]=&quot;x&quot;;[.B71]&gt;1);LEFT([.C71];FIND(&quot; &quot;;[.C71])-1);&quot;&quot;)">
            <text:p/>
          </table:table-cell>
          <table:table-cell table:formula="of:=IF(AND([.A71]=&quot;x&quot;;[.B71]&gt;1);(MID([.C71];FIND(&quot; &quot;;[.C71])+1;LEN([.C71])-FIND(&quot; &quot;;[.C71])));[.C71])" office:value-type="string" office:string-value="Nationalgalerie" calcext:value-type="string">
            <text:p>Nationalgalerie</text:p>
          </table:table-cell>
          <table:table-cell/>
          <table:table-cell office:value-type="string" calcext:value-type="string">
            <text:p>Nationalgalerie</text:p>
          </table:table-cell>
          <table:table-cell table:formula="of:=CONCATENATE([.H71];[.I71])" office:value-type="string" office:string-value="Nationalgalerie" calcext:value-type="string">
            <text:p>Nationalgaleri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2])-LEN(SUBSTITUTE([.C72];&quot; &quot;;&quot;&quot;))+1" office:value-type="float" office:value="2" calcext:value-type="float">
            <text:p>2</text:p>
          </table:table-cell>
          <table:table-cell office:value-type="string" calcext:value-type="string">
            <text:p>Randy Newman</text:p>
          </table:table-cell>
          <table:table-cell office:value-type="string" calcext:value-type="string">
            <text:p>Little Criminals</text:p>
          </table:table-cell>
          <table:table-cell/>
          <table:table-cell table:formula="of:=IF(AND([.A72]=&quot;x&quot;;[.B72]&gt;1);LEFT([.C72];FIND(&quot; &quot;;[.C72])-1);&quot;&quot;)" office:value-type="string" office:string-value="Randy" calcext:value-type="string">
            <text:p>Randy</text:p>
          </table:table-cell>
          <table:table-cell table:formula="of:=IF(AND([.A72]=&quot;x&quot;;[.B72]&gt;1);(MID([.C72];FIND(&quot; &quot;;[.C72])+1;LEN([.C72])-FIND(&quot; &quot;;[.C72])));[.C72])" office:value-type="string" office:string-value="Newman" calcext:value-type="string">
            <text:p>Newman</text:p>
          </table:table-cell>
          <table:table-cell office:value-type="string" calcext:value-type="string">
            <text:p>Randy</text:p>
          </table:table-cell>
          <table:table-cell office:value-type="string" calcext:value-type="string">
            <text:p>Newman</text:p>
          </table:table-cell>
          <table:table-cell table:formula="of:=CONCATENATE([.H72];[.I72])" office:value-type="string" office:string-value="RandyNewman" calcext:value-type="string">
            <text:p>RandyNewma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3])-LEN(SUBSTITUTE([.C73];&quot; &quot;;&quot;&quot;))+1" office:value-type="float" office:value="2" calcext:value-type="float">
            <text:p>2</text:p>
          </table:table-cell>
          <table:table-cell office:value-type="string" calcext:value-type="string">
            <text:p>The Notwist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73]=&quot;x&quot;;[.B73]&gt;1);LEFT([.C73];FIND(&quot; &quot;;[.C73])-1);&quot;&quot;)" office:value-type="string" office:string-value="The" calcext:value-type="string">
            <text:p>The</text:p>
          </table:table-cell>
          <table:table-cell table:formula="of:=IF(AND([.A73]=&quot;x&quot;;[.B73]&gt;1);(MID([.C73];FIND(&quot; &quot;;[.C73])+1;LEN([.C73])-FIND(&quot; &quot;;[.C73])));[.C73])" office:value-type="string" office:string-value="Notwist" calcext:value-type="string">
            <text:p>Notwist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Notwist</text:p>
          </table:table-cell>
          <table:table-cell table:formula="of:=CONCATENATE([.H73];[.I73])" office:value-type="string" office:string-value="TheNotwist" calcext:value-type="string">
            <text:p>TheNotwist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4])-LEN(SUBSTITUTE([.C74];&quot; &quot;;&quot;&quot;))+1" office:value-type="float" office:value="2" calcext:value-type="float">
            <text:p>2</text:p>
          </table:table-cell>
          <table:table-cell office:value-type="string" calcext:value-type="string">
            <text:p>Jim O'rourke</text:p>
          </table:table-cell>
          <table:table-cell office:value-type="string" calcext:value-type="string">
            <text:p>Insignificance</text:p>
          </table:table-cell>
          <table:table-cell/>
          <table:table-cell table:formula="of:=IF(AND([.A74]=&quot;x&quot;;[.B74]&gt;1);LEFT([.C74];FIND(&quot; &quot;;[.C74])-1);&quot;&quot;)" office:value-type="string" office:string-value="Jim" calcext:value-type="string">
            <text:p>Jim</text:p>
          </table:table-cell>
          <table:table-cell table:formula="of:=IF(AND([.A74]=&quot;x&quot;;[.B74]&gt;1);(MID([.C74];FIND(&quot; &quot;;[.C74])+1;LEN([.C74])-FIND(&quot; &quot;;[.C74])));[.C74])" office:value-type="string" office:string-value="O'rourke" calcext:value-type="string">
            <text:p>O'rourke</text:p>
          </table:table-cell>
          <table:table-cell office:value-type="string" calcext:value-type="string">
            <text:p>Jim</text:p>
          </table:table-cell>
          <table:table-cell office:value-type="string" calcext:value-type="string">
            <text:p>O'rourke</text:p>
          </table:table-cell>
          <table:table-cell table:formula="of:=CONCATENATE([.H74];[.I74])" office:value-type="string" office:string-value="JimO'rourke" calcext:value-type="string">
            <text:p>JimO'rourk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5])-LEN(SUBSTITUTE([.C75];&quot; &quot;;&quot;&quot;))+1" office:value-type="float" office:value="2" calcext:value-type="float">
            <text:p>2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Undercover</text:p>
          </table:table-cell>
          <table:table-cell/>
          <table:table-cell table:formula="of:=IF(AND([.A75]=&quot;x&quot;;[.B75]&gt;1);LEFT([.C75];FIND(&quot; &quot;;[.C75])-1);&quot;&quot;)" office:value-type="string" office:string-value="Ozzy" calcext:value-type="string">
            <text:p>Ozzy</text:p>
          </table:table-cell>
          <table:table-cell table:formula="of:=IF(AND([.A75]=&quot;x&quot;;[.B75]&gt;1);(MID([.C75];FIND(&quot; &quot;;[.C75])+1;LEN([.C75])-FIND(&quot; &quot;;[.C75])));[.C75])" office:value-type="string" office:string-value="Osbourne" calcext:value-type="string">
            <text:p>Osbourne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Osbourne</text:p>
          </table:table-cell>
          <table:table-cell table:formula="of:=CONCATENATE([.H75];[.I75])" office:value-type="string" office:string-value="OzzyOsbourne" calcext:value-type="string">
            <text:p>OzzyOsbour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6])-LEN(SUBSTITUTE([.C76];&quot; &quot;;&quot;&quot;))+1" office:value-type="float" office:value="2" calcext:value-type="float">
            <text:p>2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Blizzard Of Oz</text:p>
          </table:table-cell>
          <table:table-cell/>
          <table:table-cell table:formula="of:=IF(AND([.A76]=&quot;x&quot;;[.B76]&gt;1);LEFT([.C76];FIND(&quot; &quot;;[.C76])-1);&quot;&quot;)" office:value-type="string" office:string-value="Ozzy" calcext:value-type="string">
            <text:p>Ozzy</text:p>
          </table:table-cell>
          <table:table-cell table:formula="of:=IF(AND([.A76]=&quot;x&quot;;[.B76]&gt;1);(MID([.C76];FIND(&quot; &quot;;[.C76])+1;LEN([.C76])-FIND(&quot; &quot;;[.C76])));[.C76])" office:value-type="string" office:string-value="Osbourne" calcext:value-type="string">
            <text:p>Osbourne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Osbourne</text:p>
          </table:table-cell>
          <table:table-cell table:formula="of:=CONCATENATE([.H76];[.I76])" office:value-type="string" office:string-value="OzzyOsbourne" calcext:value-type="string">
            <text:p>OzzyOsbour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7])-LEN(SUBSTITUTE([.C77];&quot; &quot;;&quot;&quot;))+1" office:value-type="float" office:value="2" calcext:value-type="float">
            <text:p>2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Meets The Priest 15.11 296</text:p>
          </table:table-cell>
          <table:table-cell/>
          <table:table-cell table:formula="of:=IF(AND([.A77]=&quot;x&quot;;[.B77]&gt;1);LEFT([.C77];FIND(&quot; &quot;;[.C77])-1);&quot;&quot;)" office:value-type="string" office:string-value="Ozzy" calcext:value-type="string">
            <text:p>Ozzy</text:p>
          </table:table-cell>
          <table:table-cell table:formula="of:=IF(AND([.A77]=&quot;x&quot;;[.B77]&gt;1);(MID([.C77];FIND(&quot; &quot;;[.C77])+1;LEN([.C77])-FIND(&quot; &quot;;[.C77])));[.C77])" office:value-type="string" office:string-value="Osbourne" calcext:value-type="string">
            <text:p>Osbourne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Osbourne</text:p>
          </table:table-cell>
          <table:table-cell table:formula="of:=CONCATENATE([.H77];[.I77])" office:value-type="string" office:string-value="OzzyOsbourne" calcext:value-type="string">
            <text:p>OzzyOsbour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8])-LEN(SUBSTITUTE([.C78];&quot; &quot;;&quot;&quot;))+1" office:value-type="float" office:value="2" calcext:value-type="float">
            <text:p>2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No More Tears</text:p>
          </table:table-cell>
          <table:table-cell/>
          <table:table-cell table:formula="of:=IF(AND([.A78]=&quot;x&quot;;[.B78]&gt;1);LEFT([.C78];FIND(&quot; &quot;;[.C78])-1);&quot;&quot;)" office:value-type="string" office:string-value="Ozzy" calcext:value-type="string">
            <text:p>Ozzy</text:p>
          </table:table-cell>
          <table:table-cell table:formula="of:=IF(AND([.A78]=&quot;x&quot;;[.B78]&gt;1);(MID([.C78];FIND(&quot; &quot;;[.C78])+1;LEN([.C78])-FIND(&quot; &quot;;[.C78])));[.C78])" office:value-type="string" office:string-value="Osbourne" calcext:value-type="string">
            <text:p>Osbourne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Osbourne</text:p>
          </table:table-cell>
          <table:table-cell table:formula="of:=CONCATENATE([.H78];[.I78])" office:value-type="string" office:string-value="OzzyOsbourne" calcext:value-type="string">
            <text:p>OzzyOsbourn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79])-LEN(SUBSTITUTE([.C79];&quot; &quot;;&quot;&quot;))+1" office:value-type="float" office:value="2" calcext:value-type="float">
            <text:p>2</text:p>
          </table:table-cell>
          <table:table-cell office:value-type="string" calcext:value-type="string">
            <text:p>Ozzy Osbourne</text:p>
          </table:table-cell>
          <table:table-cell office:value-type="string" calcext:value-type="string">
            <text:p>Osmosis</text:p>
          </table:table-cell>
          <table:table-cell/>
          <table:table-cell table:formula="of:=IF(AND([.A79]=&quot;x&quot;;[.B79]&gt;1);LEFT([.C79];FIND(&quot; &quot;;[.C79])-1);&quot;&quot;)" office:value-type="string" office:string-value="Ozzy" calcext:value-type="string">
            <text:p>Ozzy</text:p>
          </table:table-cell>
          <table:table-cell table:formula="of:=IF(AND([.A79]=&quot;x&quot;;[.B79]&gt;1);(MID([.C79];FIND(&quot; &quot;;[.C79])+1;LEN([.C79])-FIND(&quot; &quot;;[.C79])));[.C79])" office:value-type="string" office:string-value="Osbourne" calcext:value-type="string">
            <text:p>Osbourne</text:p>
          </table:table-cell>
          <table:table-cell office:value-type="string" calcext:value-type="string">
            <text:p>Ozzy</text:p>
          </table:table-cell>
          <table:table-cell office:value-type="string" calcext:value-type="string">
            <text:p>Osbourne</text:p>
          </table:table-cell>
          <table:table-cell table:formula="of:=CONCATENATE([.H79];[.I79])" office:value-type="string" office:string-value="OzzyOsbourne" calcext:value-type="string">
            <text:p>OzzyOsbourne</text:p>
          </table:table-cell>
          <table:table-cell table:number-columns-repeated="1014"/>
        </table:table-row>
        <table:table-row table:style-name="ro2">
          <table:table-cell/>
          <table:table-cell table:formula="of:=LEN([.C80])-LEN(SUBSTITUTE([.C80];&quot; &quot;;&quot;&quot;))+1" office:value-type="float" office:value="1" calcext:value-type="float">
            <text:p>1</text:p>
          </table:table-cell>
          <table:table-cell office:value-type="string" calcext:value-type="string">
            <text:p>Park</text:p>
          </table:table-cell>
          <table:table-cell office:value-type="string" calcext:value-type="string">
            <text:p>Young Professional</text:p>
          </table:table-cell>
          <table:table-cell/>
          <table:table-cell table:formula="of:=IF(AND([.A80]=&quot;x&quot;;[.B80]&gt;1);LEFT([.C80];FIND(&quot; &quot;;[.C80])-1);&quot;&quot;)">
            <text:p/>
          </table:table-cell>
          <table:table-cell table:formula="of:=IF(AND([.A80]=&quot;x&quot;;[.B80]&gt;1);(MID([.C80];FIND(&quot; &quot;;[.C80])+1;LEN([.C80])-FIND(&quot; &quot;;[.C80])));[.C80])" office:value-type="string" office:string-value="Park" calcext:value-type="string">
            <text:p>Park</text:p>
          </table:table-cell>
          <table:table-cell/>
          <table:table-cell office:value-type="string" calcext:value-type="string">
            <text:p>Park</text:p>
          </table:table-cell>
          <table:table-cell table:formula="of:=CONCATENATE([.H80];[.I80])" office:value-type="string" office:string-value="Park" calcext:value-type="string">
            <text:p>Park</text:p>
          </table:table-cell>
          <table:table-cell table:number-columns-repeated="1014"/>
        </table:table-row>
        <table:table-row table:style-name="ro2">
          <table:table-cell/>
          <table:table-cell table:formula="of:=LEN([.C81])-LEN(SUBSTITUTE([.C81];&quot; &quot;;&quot;&quot;))+1" office:value-type="float" office:value="2" calcext:value-type="float">
            <text:p>2</text:p>
          </table:table-cell>
          <table:table-cell office:value-type="string" calcext:value-type="string">
            <text:p>Perfect Circle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81]=&quot;x&quot;;[.B81]&gt;1);LEFT([.C81];FIND(&quot; &quot;;[.C81])-1);&quot;&quot;)">
            <text:p/>
          </table:table-cell>
          <table:table-cell table:formula="of:=IF(AND([.A81]=&quot;x&quot;;[.B81]&gt;1);(MID([.C81];FIND(&quot; &quot;;[.C81])+1;LEN([.C81])-FIND(&quot; &quot;;[.C81])));[.C81])" office:value-type="string" office:string-value="Perfect Circle" calcext:value-type="string">
            <text:p>Perfect Circle</text:p>
          </table:table-cell>
          <table:table-cell/>
          <table:table-cell office:value-type="string" calcext:value-type="string">
            <text:p>Perfect Circle</text:p>
          </table:table-cell>
          <table:table-cell table:formula="of:=CONCATENATE([.H81];[.I81])" office:value-type="string" office:string-value="Perfect Circle" calcext:value-type="string">
            <text:p>Perfect Circle</text:p>
          </table:table-cell>
          <table:table-cell table:number-columns-repeated="1014"/>
        </table:table-row>
        <table:table-row table:style-name="ro2">
          <table:table-cell/>
          <table:table-cell table:formula="of:=LEN([.C82])-LEN(SUBSTITUTE([.C82];&quot; &quot;;&quot;&quot;))+1" office:value-type="float" office:value="1" calcext:value-type="float">
            <text:p>1</text:p>
          </table:table-cell>
          <table:table-cell office:value-type="string" calcext:value-type="string">
            <text:p>Placebo</text:p>
          </table:table-cell>
          <table:table-cell office:value-type="string" calcext:value-type="string">
            <text:p>Without You I'm Nothing</text:p>
          </table:table-cell>
          <table:table-cell/>
          <table:table-cell table:formula="of:=IF(AND([.A82]=&quot;x&quot;;[.B82]&gt;1);LEFT([.C82];FIND(&quot; &quot;;[.C82])-1);&quot;&quot;)">
            <text:p/>
          </table:table-cell>
          <table:table-cell table:formula="of:=IF(AND([.A82]=&quot;x&quot;;[.B82]&gt;1);(MID([.C82];FIND(&quot; &quot;;[.C82])+1;LEN([.C82])-FIND(&quot; &quot;;[.C82])));[.C82])" office:value-type="string" office:string-value="Placebo" calcext:value-type="string">
            <text:p>Placebo</text:p>
          </table:table-cell>
          <table:table-cell/>
          <table:table-cell office:value-type="string" calcext:value-type="string">
            <text:p>Placebo</text:p>
          </table:table-cell>
          <table:table-cell table:formula="of:=CONCATENATE([.H82];[.I82])" office:value-type="string" office:string-value="Placebo" calcext:value-type="string">
            <text:p>Placebo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83])-LEN(SUBSTITUTE([.C83];&quot; &quot;;&quot;&quot;))+1" office:value-type="float" office:value="2" calcext:value-type="float">
            <text:p>2</text:p>
          </table:table-cell>
          <table:table-cell office:value-type="string" calcext:value-type="string">
            <text:p>The Police</text:p>
          </table:table-cell>
          <table:table-cell office:value-type="string" calcext:value-type="string">
            <text:p>Message In A Box</text:p>
          </table:table-cell>
          <table:table-cell office:value-type="string" calcext:value-type="string">
            <text:p>Box-Set</text:p>
          </table:table-cell>
          <table:table-cell table:formula="of:=IF(AND([.A83]=&quot;x&quot;;[.B83]&gt;1);LEFT([.C83];FIND(&quot; &quot;;[.C83])-1);&quot;&quot;)" office:value-type="string" office:string-value="The" calcext:value-type="string">
            <text:p>The</text:p>
          </table:table-cell>
          <table:table-cell table:formula="of:=IF(AND([.A83]=&quot;x&quot;;[.B83]&gt;1);(MID([.C83];FIND(&quot; &quot;;[.C83])+1;LEN([.C83])-FIND(&quot; &quot;;[.C83])));[.C83])" office:value-type="string" office:string-value="Police" calcext:value-type="string">
            <text:p>Polic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Police</text:p>
          </table:table-cell>
          <table:table-cell table:formula="of:=CONCATENATE([.H83];[.I83])" office:value-type="string" office:string-value="ThePolice" calcext:value-type="string">
            <text:p>ThePolic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84])-LEN(SUBSTITUTE([.C84];&quot; &quot;;&quot;&quot;))+1" office:value-type="float" office:value="2" calcext:value-type="float">
            <text:p>2</text:p>
          </table:table-cell>
          <table:table-cell office:value-type="string" calcext:value-type="string">
            <text:p>Elvis Presley</text:p>
          </table:table-cell>
          <table:table-cell office:value-type="string" calcext:value-type="string">
            <text:p>Elvis 30 – Nummer Eins Hits </text:p>
          </table:table-cell>
          <table:table-cell/>
          <table:table-cell table:formula="of:=IF(AND([.A84]=&quot;x&quot;;[.B84]&gt;1);LEFT([.C84];FIND(&quot; &quot;;[.C84])-1);&quot;&quot;)" office:value-type="string" office:string-value="Elvis" calcext:value-type="string">
            <text:p>Elvis</text:p>
          </table:table-cell>
          <table:table-cell table:formula="of:=IF(AND([.A84]=&quot;x&quot;;[.B84]&gt;1);(MID([.C84];FIND(&quot; &quot;;[.C84])+1;LEN([.C84])-FIND(&quot; &quot;;[.C84])));[.C84])" office:value-type="string" office:string-value="Presley" calcext:value-type="string">
            <text:p>Presley</text:p>
          </table:table-cell>
          <table:table-cell office:value-type="string" calcext:value-type="string">
            <text:p>Elvis</text:p>
          </table:table-cell>
          <table:table-cell office:value-type="string" calcext:value-type="string">
            <text:p>Presley</text:p>
          </table:table-cell>
          <table:table-cell table:formula="of:=CONCATENATE([.H84];[.I84])" office:value-type="string" office:string-value="ElvisPresley" calcext:value-type="string">
            <text:p>ElvisPresley</text:p>
          </table:table-cell>
          <table:table-cell table:number-columns-repeated="1014"/>
        </table:table-row>
        <table:table-row table:style-name="ro2">
          <table:table-cell/>
          <table:table-cell table:formula="of:=LEN([.C85])-LEN(SUBSTITUTE([.C85];&quot; &quot;;&quot;&quot;))+1" office:value-type="float" office:value="2" calcext:value-type="float">
            <text:p>2</text:p>
          </table:table-cell>
          <table:table-cell office:value-type="string" calcext:value-type="string">
            <text:p>Queen Mom</text:p>
          </table:table-cell>
          <table:table-cell office:value-type="string" calcext:value-type="string">
            <text:p>Nothing Else Instead</text:p>
          </table:table-cell>
          <table:table-cell/>
          <table:table-cell table:formula="of:=IF(AND([.A85]=&quot;x&quot;;[.B85]&gt;1);LEFT([.C85];FIND(&quot; &quot;;[.C85])-1);&quot;&quot;)">
            <text:p/>
          </table:table-cell>
          <table:table-cell table:formula="of:=IF(AND([.A85]=&quot;x&quot;;[.B85]&gt;1);(MID([.C85];FIND(&quot; &quot;;[.C85])+1;LEN([.C85])-FIND(&quot; &quot;;[.C85])));[.C85])" office:value-type="string" office:string-value="Queen Mom" calcext:value-type="string">
            <text:p>Queen Mom</text:p>
          </table:table-cell>
          <table:table-cell/>
          <table:table-cell office:value-type="string" calcext:value-type="string">
            <text:p>Queen Mom</text:p>
          </table:table-cell>
          <table:table-cell table:formula="of:=CONCATENATE([.H85];[.I85])" office:value-type="string" office:string-value="Queen Mom" calcext:value-type="string">
            <text:p>Queen Mom</text:p>
          </table:table-cell>
          <table:table-cell table:number-columns-repeated="1014"/>
        </table:table-row>
        <table:table-row table:style-name="ro2">
          <table:table-cell/>
          <table:table-cell table:formula="of:=LEN([.C86])-LEN(SUBSTITUTE([.C86];&quot; &quot;;&quot;&quot;))+1" office:value-type="float" office:value="5" calcext:value-type="float">
            <text:p>5</text:p>
          </table:table-cell>
          <table:table-cell office:value-type="string" calcext:value-type="string">
            <text:p>Queens Of The Stone Age</text:p>
          </table:table-cell>
          <table:table-cell office:value-type="string" calcext:value-type="string">
            <text:p>Restricted</text:p>
          </table:table-cell>
          <table:table-cell/>
          <table:table-cell table:formula="of:=IF(AND([.A86]=&quot;x&quot;;[.B86]&gt;1);LEFT([.C86];FIND(&quot; &quot;;[.C86])-1);&quot;&quot;)">
            <text:p/>
          </table:table-cell>
          <table:table-cell table:formula="of:=IF(AND([.A86]=&quot;x&quot;;[.B86]&gt;1);(MID([.C86];FIND(&quot; &quot;;[.C86])+1;LEN([.C86])-FIND(&quot; &quot;;[.C86])));[.C86])" office:value-type="string" office:string-value="Queens Of The Stone Age" calcext:value-type="string">
            <text:p>Queens Of The Stone Age</text:p>
          </table:table-cell>
          <table:table-cell/>
          <table:table-cell office:value-type="string" calcext:value-type="string">
            <text:p>Queens Of The Stone Age</text:p>
          </table:table-cell>
          <table:table-cell table:formula="of:=CONCATENATE([.H86];[.I86])" office:value-type="string" office:string-value="Queens Of The Stone Age" calcext:value-type="string">
            <text:p>Queens Of The Stone Age</text:p>
          </table:table-cell>
          <table:table-cell table:number-columns-repeated="1014"/>
        </table:table-row>
        <table:table-row table:style-name="ro2">
          <table:table-cell/>
          <table:table-cell table:formula="of:=LEN([.C87])-LEN(SUBSTITUTE([.C87];&quot; &quot;;&quot;&quot;))+1" office:value-type="float" office:value="4" calcext:value-type="float">
            <text:p>4</text:p>
          </table:table-cell>
          <table:table-cell office:value-type="string" calcext:value-type="string">
            <text:p>Red Hot Chili Peppers</text:p>
          </table:table-cell>
          <table:table-cell office:value-type="string" calcext:value-type="string">
            <text:p>One Hot Minute Promocional</text:p>
          </table:table-cell>
          <table:table-cell/>
          <table:table-cell table:formula="of:=IF(AND([.A87]=&quot;x&quot;;[.B87]&gt;1);LEFT([.C87];FIND(&quot; &quot;;[.C87])-1);&quot;&quot;)">
            <text:p/>
          </table:table-cell>
          <table:table-cell table:formula="of:=IF(AND([.A87]=&quot;x&quot;;[.B87]&gt;1);(MID([.C87];FIND(&quot; &quot;;[.C87])+1;LEN([.C87])-FIND(&quot; &quot;;[.C87])));[.C87])" office:value-type="string" office:string-value="Red Hot Chili Peppers" calcext:value-type="string">
            <text:p>Red Hot Chili Peppers</text:p>
          </table:table-cell>
          <table:table-cell/>
          <table:table-cell office:value-type="string" calcext:value-type="string">
            <text:p>Red Hot Chili Peppers</text:p>
          </table:table-cell>
          <table:table-cell table:formula="of:=CONCATENATE([.H87];[.I87])" office:value-type="string" office:string-value="Red Hot Chili Peppers" calcext:value-type="string">
            <text:p>Red Hot Chili Pepper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88])-LEN(SUBSTITUTE([.C88];&quot; &quot;;&quot;&quot;))+1" office:value-type="float" office:value="2" calcext:value-type="float">
            <text:p>2</text:p>
          </table:table-cell>
          <table:table-cell office:value-type="string" calcext:value-type="string">
            <text:p>Rio Reiser</text:p>
          </table:table-cell>
          <table:table-cell office:value-type="string" calcext:value-type="string">
            <text:p>Himmel Und Hölle</text:p>
          </table:table-cell>
          <table:table-cell/>
          <table:table-cell table:formula="of:=IF(AND([.A88]=&quot;x&quot;;[.B88]&gt;1);LEFT([.C88];FIND(&quot; &quot;;[.C88])-1);&quot;&quot;)" office:value-type="string" office:string-value="Rio" calcext:value-type="string">
            <text:p>Rio</text:p>
          </table:table-cell>
          <table:table-cell table:formula="of:=IF(AND([.A88]=&quot;x&quot;;[.B88]&gt;1);(MID([.C88];FIND(&quot; &quot;;[.C88])+1;LEN([.C88])-FIND(&quot; &quot;;[.C88])));[.C88])" office:value-type="string" office:string-value="Reiser" calcext:value-type="string">
            <text:p>Reiser</text:p>
          </table:table-cell>
          <table:table-cell office:value-type="string" calcext:value-type="string">
            <text:p>Rio</text:p>
          </table:table-cell>
          <table:table-cell office:value-type="string" calcext:value-type="string">
            <text:p>Reiser</text:p>
          </table:table-cell>
          <table:table-cell table:formula="of:=CONCATENATE([.H88];[.I88])" office:value-type="string" office:string-value="RioReiser" calcext:value-type="string">
            <text:p>RioReise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89])-LEN(SUBSTITUTE([.C89];&quot; &quot;;&quot;&quot;))+1" office:value-type="float" office:value="2" calcext:value-type="float">
            <text:p>2</text:p>
          </table:table-cell>
          <table:table-cell office:value-type="string" calcext:value-type="string">
            <text:p>Scott Rudd</text:p>
          </table:table-cell>
          <table:table-cell office:value-type="string" calcext:value-type="string">
            <text:p>Lonely Life</text:p>
          </table:table-cell>
          <table:table-cell office:value-type="string" calcext:value-type="string">
            <text:p><text:s/></text:p>
          </table:table-cell>
          <table:table-cell table:formula="of:=IF(AND([.A89]=&quot;x&quot;;[.B89]&gt;1);LEFT([.C89];FIND(&quot; &quot;;[.C89])-1);&quot;&quot;)" office:value-type="string" office:string-value="Scott" calcext:value-type="string">
            <text:p>Scott</text:p>
          </table:table-cell>
          <table:table-cell table:formula="of:=IF(AND([.A89]=&quot;x&quot;;[.B89]&gt;1);(MID([.C89];FIND(&quot; &quot;;[.C89])+1;LEN([.C89])-FIND(&quot; &quot;;[.C89])));[.C89])" office:value-type="string" office:string-value="Rudd" calcext:value-type="string">
            <text:p>Rudd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Rudd</text:p>
          </table:table-cell>
          <table:table-cell table:formula="of:=CONCATENATE([.H89];[.I89])" office:value-type="string" office:string-value="ScottRudd" calcext:value-type="string">
            <text:p>ScottRud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90])-LEN(SUBSTITUTE([.C90];&quot; &quot;;&quot;&quot;))+1" office:value-type="float" office:value="2" calcext:value-type="float">
            <text:p>2</text:p>
          </table:table-cell>
          <table:table-cell table:number-columns-repeated="2" office:value-type="string" calcext:value-type="string">
            <text:p>Richard Ruin</text:p>
          </table:table-cell>
          <table:table-cell/>
          <table:table-cell table:formula="of:=IF(AND([.A90]=&quot;x&quot;;[.B90]&gt;1);LEFT([.C90];FIND(&quot; &quot;;[.C90])-1);&quot;&quot;)" office:value-type="string" office:string-value="Richard" calcext:value-type="string">
            <text:p>Richard</text:p>
          </table:table-cell>
          <table:table-cell table:formula="of:=IF(AND([.A90]=&quot;x&quot;;[.B90]&gt;1);(MID([.C90];FIND(&quot; &quot;;[.C90])+1;LEN([.C90])-FIND(&quot; &quot;;[.C90])));[.C90])" office:value-type="string" office:string-value="Ruin" calcext:value-type="string">
            <text:p>Ruin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Ruin</text:p>
          </table:table-cell>
          <table:table-cell table:formula="of:=CONCATENATE([.H90];[.I90])" office:value-type="string" office:string-value="RichardRuin" calcext:value-type="string">
            <text:p>RichardRuin</text:p>
          </table:table-cell>
          <table:table-cell table:number-columns-repeated="1014"/>
        </table:table-row>
        <table:table-row table:style-name="ro2">
          <table:table-cell/>
          <table:table-cell table:formula="of:=LEN([.C91])-LEN(SUBSTITUTE([.C91];&quot; &quot;;&quot;&quot;))+1" office:value-type="float" office:value="2" calcext:value-type="float">
            <text:p>2</text:p>
          </table:table-cell>
          <table:table-cell office:value-type="string" calcext:value-type="string">
            <text:p>Sampler Sesamstraße</text:p>
          </table:table-cell>
          <table:table-cell office:value-type="string" calcext:value-type="string">
            <text:p>25 Hits Aus 25 Jahren</text:p>
          </table:table-cell>
          <table:table-cell/>
          <table:table-cell table:formula="of:=IF(AND([.A91]=&quot;x&quot;;[.B91]&gt;1);LEFT([.C91];FIND(&quot; &quot;;[.C91])-1);&quot;&quot;)">
            <text:p/>
          </table:table-cell>
          <table:table-cell table:formula="of:=IF(AND([.A91]=&quot;x&quot;;[.B91]&gt;1);(MID([.C91];FIND(&quot; &quot;;[.C91])+1;LEN([.C91])-FIND(&quot; &quot;;[.C91])));[.C91])" office:value-type="string" office:string-value="Sampler Sesamstraße" calcext:value-type="string">
            <text:p>Sampler Sesamstraße</text:p>
          </table:table-cell>
          <table:table-cell/>
          <table:table-cell office:value-type="string" calcext:value-type="string">
            <text:p>Sampler Sesamstraße</text:p>
          </table:table-cell>
          <table:table-cell table:formula="of:=CONCATENATE([.H91];[.I91])" office:value-type="string" office:string-value="Sampler Sesamstraße" calcext:value-type="string">
            <text:p>Sampler Sesamstraße</text:p>
          </table:table-cell>
          <table:table-cell table:number-columns-repeated="1014"/>
        </table:table-row>
        <table:table-row table:style-name="ro2">
          <table:table-cell/>
          <table:table-cell table:formula="of:=LEN([.C92])-LEN(SUBSTITUTE([.C92];&quot; &quot;;&quot;&quot;))+1" office:value-type="float" office:value="3" calcext:value-type="float">
            <text:p>3</text:p>
          </table:table-cell>
          <table:table-cell table:style-name="Default" office:value-type="string" calcext:value-type="string">
            <text:p>Sampler Vom Cowboy</text:p>
          </table:table-cell>
          <table:table-cell office:value-type="string" calcext:value-type="string">
            <text:p>Viel Geburtstag Zum Glück <text:s/></text:p>
          </table:table-cell>
          <table:table-cell/>
          <table:table-cell table:formula="of:=IF(AND([.A92]=&quot;x&quot;;[.B92]&gt;1);LEFT([.C92];FIND(&quot; &quot;;[.C92])-1);&quot;&quot;)">
            <text:p/>
          </table:table-cell>
          <table:table-cell table:formula="of:=IF(AND([.A92]=&quot;x&quot;;[.B92]&gt;1);(MID([.C92];FIND(&quot; &quot;;[.C92])+1;LEN([.C92])-FIND(&quot; &quot;;[.C92])));[.C92])" office:value-type="string" office:string-value="Sampler Vom Cowboy" calcext:value-type="string">
            <text:p>Sampler Vom Cowboy</text:p>
          </table:table-cell>
          <table:table-cell/>
          <table:table-cell office:value-type="string" calcext:value-type="string">
            <text:p>Sampler Vom Cowboy</text:p>
          </table:table-cell>
          <table:table-cell table:formula="of:=CONCATENATE([.H92];i11i1122)" office:value-type="string" office:string-value="" calcext:value-type="error">
            <text:p>#NAME?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93])-LEN(SUBSTITUTE([.C93];&quot; &quot;;&quot;&quot;))+1" office:value-type="float" office:value="2" calcext:value-type="float">
            <text:p>2</text:p>
          </table:table-cell>
          <table:table-cell office:value-type="string" calcext:value-type="string">
            <text:p>Wayne Schlegel</text:p>
          </table:table-cell>
          <table:table-cell office:value-type="string" calcext:value-type="string">
            <text:p>Feelings</text:p>
          </table:table-cell>
          <table:table-cell/>
          <table:table-cell table:formula="of:=IF(AND([.A93]=&quot;x&quot;;[.B93]&gt;1);LEFT([.C93];FIND(&quot; &quot;;[.C93])-1);&quot;&quot;)" office:value-type="string" office:string-value="Wayne" calcext:value-type="string">
            <text:p>Wayne</text:p>
          </table:table-cell>
          <table:table-cell table:formula="of:=IF(AND([.A93]=&quot;x&quot;;[.B93]&gt;1);(MID([.C93];FIND(&quot; &quot;;[.C93])+1;LEN([.C93])-FIND(&quot; &quot;;[.C93])));[.C93])" office:value-type="string" office:string-value="Schlegel" calcext:value-type="string">
            <text:p>Schlegel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Schlegel</text:p>
          </table:table-cell>
          <table:table-cell table:formula="of:=CONCATENATE([.H93];[.I93])" office:value-type="string" office:string-value="WayneSchlegel" calcext:value-type="string">
            <text:p>WayneSchlegel</text:p>
          </table:table-cell>
          <table:table-cell table:number-columns-repeated="1014"/>
        </table:table-row>
        <table:table-row table:style-name="ro2">
          <table:table-cell/>
          <table:table-cell table:formula="of:=LEN([.C94])-LEN(SUBSTITUTE([.C94];&quot; &quot;;&quot;&quot;))+1" office:value-type="float" office:value="2" calcext:value-type="float">
            <text:p>2</text:p>
          </table:table-cell>
          <table:table-cell office:value-type="string" calcext:value-type="string">
            <text:p>Schokoladen Sampler</text:p>
          </table:table-cell>
          <table:table-cell office:value-type="string" calcext:value-type="string">
            <text:p>Im Namen Der Musik</text:p>
          </table:table-cell>
          <table:table-cell/>
          <table:table-cell table:formula="of:=IF(AND([.A94]=&quot;x&quot;;[.B94]&gt;1);LEFT([.C94];FIND(&quot; &quot;;[.C94])-1);&quot;&quot;)">
            <text:p/>
          </table:table-cell>
          <table:table-cell table:formula="of:=IF(AND([.A94]=&quot;x&quot;;[.B94]&gt;1);(MID([.C94];FIND(&quot; &quot;;[.C94])+1;LEN([.C94])-FIND(&quot; &quot;;[.C94])));[.C94])" office:value-type="string" office:string-value="Schokoladen Sampler" calcext:value-type="string">
            <text:p>Schokoladen Sampler</text:p>
          </table:table-cell>
          <table:table-cell/>
          <table:table-cell office:value-type="string" calcext:value-type="string">
            <text:p>Schokoladen Sampler</text:p>
          </table:table-cell>
          <table:table-cell table:formula="of:=CONCATENATE([.H94];[.I94])" office:value-type="string" office:string-value="Schokoladen Sampler" calcext:value-type="string">
            <text:p>Schokoladen Sampler</text:p>
          </table:table-cell>
          <table:table-cell table:number-columns-repeated="1014"/>
        </table:table-row>
        <table:table-row table:style-name="ro2">
          <table:table-cell/>
          <table:table-cell table:formula="of:=LEN([.C95])-LEN(SUBSTITUTE([.C95];&quot; &quot;;&quot;&quot;))+1" office:value-type="float" office:value="2" calcext:value-type="float">
            <text:p>2</text:p>
          </table:table-cell>
          <table:table-cell office:value-type="string" calcext:value-type="string">
            <text:p>Screaming Trees</text:p>
          </table:table-cell>
          <table:table-cell office:value-type="string" calcext:value-type="string">
            <text:p>Winter Songs</text:p>
          </table:table-cell>
          <table:table-cell/>
          <table:table-cell table:formula="of:=IF(AND([.A95]=&quot;x&quot;;[.B95]&gt;1);LEFT([.C95];FIND(&quot; &quot;;[.C95])-1);&quot;&quot;)">
            <text:p/>
          </table:table-cell>
          <table:table-cell table:formula="of:=IF(AND([.A95]=&quot;x&quot;;[.B95]&gt;1);(MID([.C95];FIND(&quot; &quot;;[.C95])+1;LEN([.C95])-FIND(&quot; &quot;;[.C95])));[.C95])" office:value-type="string" office:string-value="Screaming Trees" calcext:value-type="string">
            <text:p>Screaming Trees</text:p>
          </table:table-cell>
          <table:table-cell/>
          <table:table-cell office:value-type="string" calcext:value-type="string">
            <text:p>Screaming Trees</text:p>
          </table:table-cell>
          <table:table-cell table:formula="of:=CONCATENATE([.H95];[.I95])" office:value-type="string" office:string-value="Screaming Trees" calcext:value-type="string">
            <text:p>Screaming Trees</text:p>
          </table:table-cell>
          <table:table-cell table:number-columns-repeated="1014"/>
        </table:table-row>
        <table:table-row table:style-name="ro2">
          <table:table-cell/>
          <table:table-cell table:formula="of:=LEN([.C96])-LEN(SUBSTITUTE([.C96];&quot; &quot;;&quot;&quot;))+1" office:value-type="float" office:value="1" calcext:value-type="float">
            <text:p>1</text:p>
          </table:table-cell>
          <table:table-cell office:value-type="string" calcext:value-type="string">
            <text:p>Sheef</text:p>
          </table:table-cell>
          <table:table-cell office:value-type="string" calcext:value-type="string">
            <text:p>110 Kilo Mã¤Dchen</text:p>
          </table:table-cell>
          <table:table-cell/>
          <table:table-cell table:formula="of:=IF(AND([.A96]=&quot;x&quot;;[.B96]&gt;1);LEFT([.C96];FIND(&quot; &quot;;[.C96])-1);&quot;&quot;)">
            <text:p/>
          </table:table-cell>
          <table:table-cell table:formula="of:=IF(AND([.A96]=&quot;x&quot;;[.B96]&gt;1);(MID([.C96];FIND(&quot; &quot;;[.C96])+1;LEN([.C96])-FIND(&quot; &quot;;[.C96])));[.C96])" office:value-type="string" office:string-value="Sheef" calcext:value-type="string">
            <text:p>Sheef</text:p>
          </table:table-cell>
          <table:table-cell/>
          <table:table-cell office:value-type="string" calcext:value-type="string">
            <text:p>Sheef</text:p>
          </table:table-cell>
          <table:table-cell table:formula="of:=CONCATENATE([.H96];[.I96])" office:value-type="string" office:string-value="Sheef" calcext:value-type="string">
            <text:p>Sheef</text:p>
          </table:table-cell>
          <table:table-cell table:number-columns-repeated="1014"/>
        </table:table-row>
        <table:table-row table:style-name="ro2">
          <table:table-cell/>
          <table:table-cell table:formula="of:=LEN([.C97])-LEN(SUBSTITUTE([.C97];&quot; &quot;;&quot;&quot;))+1" office:value-type="float" office:value="1" calcext:value-type="float">
            <text:p>1</text:p>
          </table:table-cell>
          <table:table-cell office:value-type="string" calcext:value-type="string">
            <text:p>Shihead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97]=&quot;x&quot;;[.B97]&gt;1);LEFT([.C97];FIND(&quot; &quot;;[.C97])-1);&quot;&quot;)">
            <text:p/>
          </table:table-cell>
          <table:table-cell table:formula="of:=IF(AND([.A97]=&quot;x&quot;;[.B97]&gt;1);(MID([.C97];FIND(&quot; &quot;;[.C97])+1;LEN([.C97])-FIND(&quot; &quot;;[.C97])));[.C97])" office:value-type="string" office:string-value="Shihead" calcext:value-type="string">
            <text:p>Shihead</text:p>
          </table:table-cell>
          <table:table-cell/>
          <table:table-cell office:value-type="string" calcext:value-type="string">
            <text:p>Shihead</text:p>
          </table:table-cell>
          <table:table-cell table:formula="of:=CONCATENATE([.H97];[.I97])" office:value-type="string" office:string-value="Shihead" calcext:value-type="string">
            <text:p>Shihea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98])-LEN(SUBSTITUTE([.C98];&quot; &quot;;&quot;&quot;))+1" office:value-type="float" office:value="3" calcext:value-type="float">
            <text:p>3</text:p>
          </table:table-cell>
          <table:table-cell office:value-type="string" calcext:value-type="string">
            <text:p>The Smashing Pumpkins</text:p>
          </table:table-cell>
          <table:table-cell office:value-type="string" calcext:value-type="string">
            <text:p><text:s/>Machina</text:p>
          </table:table-cell>
          <table:table-cell/>
          <table:table-cell table:formula="of:=IF(AND([.A98]=&quot;x&quot;;[.B98]&gt;1);LEFT([.C98];FIND(&quot; &quot;;[.C98])-1);&quot;&quot;)" office:value-type="string" office:string-value="The" calcext:value-type="string">
            <text:p>The</text:p>
          </table:table-cell>
          <table:table-cell table:formula="of:=IF(AND([.A98]=&quot;x&quot;;[.B98]&gt;1);(MID([.C98];FIND(&quot; &quot;;[.C98])+1;LEN([.C98])-FIND(&quot; &quot;;[.C98])));[.C98])" office:value-type="string" office:string-value="Smashing Pumpkins" calcext:value-type="string">
            <text:p>Smashing Pumpkins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Smashing Pumpkins</text:p>
          </table:table-cell>
          <table:table-cell table:formula="of:=CONCATENATE([.H98];[.I98])" office:value-type="string" office:string-value="TheSmashing Pumpkins" calcext:value-type="string">
            <text:p>TheSmashing Pumpkins</text:p>
          </table:table-cell>
          <table:table-cell table:number-columns-repeated="1014"/>
        </table:table-row>
        <table:table-row table:style-name="ro2">
          <table:table-cell/>
          <table:table-cell table:formula="of:=LEN([.C99])-LEN(SUBSTITUTE([.C99];&quot; &quot;;&quot;&quot;))+1" office:value-type="float" office:value="1" calcext:value-type="float">
            <text:p>1</text:p>
          </table:table-cell>
          <table:table-cell office:value-type="string" calcext:value-type="string">
            <text:p>Spliff</text:p>
          </table:table-cell>
          <table:table-cell office:value-type="float" office:value="85555" calcext:value-type="float">
            <text:p>85555</text:p>
          </table:table-cell>
          <table:table-cell/>
          <table:table-cell table:formula="of:=IF(AND([.A99]=&quot;x&quot;;[.B99]&gt;1);LEFT([.C99];FIND(&quot; &quot;;[.C99])-1);&quot;&quot;)">
            <text:p/>
          </table:table-cell>
          <table:table-cell table:formula="of:=IF(AND([.A99]=&quot;x&quot;;[.B99]&gt;1);(MID([.C99];FIND(&quot; &quot;;[.C99])+1;LEN([.C99])-FIND(&quot; &quot;;[.C99])));[.C99])" office:value-type="string" office:string-value="Spliff" calcext:value-type="string">
            <text:p>Spliff</text:p>
          </table:table-cell>
          <table:table-cell/>
          <table:table-cell office:value-type="string" calcext:value-type="string">
            <text:p>Spliff</text:p>
          </table:table-cell>
          <table:table-cell table:formula="of:=CONCATENATE([.H99];[.I99])" office:value-type="string" office:string-value="Spliff" calcext:value-type="string">
            <text:p>Spliff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00])-LEN(SUBSTITUTE([.C100];&quot; &quot;;&quot;&quot;))+1" office:value-type="float" office:value="2" calcext:value-type="float">
            <text:p>2</text:p>
          </table:table-cell>
          <table:table-cell office:value-type="string" calcext:value-type="string">
            <text:p>Paul Stanley</text:p>
          </table:table-cell>
          <table:table-cell office:value-type="string" calcext:value-type="string">
            <text:p>Kiss</text:p>
          </table:table-cell>
          <table:table-cell/>
          <table:table-cell table:formula="of:=IF(AND([.A100]=&quot;x&quot;;[.B100]&gt;1);LEFT([.C100];FIND(&quot; &quot;;[.C100])-1);&quot;&quot;)" office:value-type="string" office:string-value="Paul" calcext:value-type="string">
            <text:p>Paul</text:p>
          </table:table-cell>
          <table:table-cell table:formula="of:=IF(AND([.A100]=&quot;x&quot;;[.B100]&gt;1);(MID([.C100];FIND(&quot; &quot;;[.C100])+1;LEN([.C100])-FIND(&quot; &quot;;[.C100])));[.C100])" office:value-type="string" office:string-value="Stanley" calcext:value-type="string">
            <text:p>Stanle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anley</text:p>
          </table:table-cell>
          <table:table-cell table:formula="of:=CONCATENATE([.H100];[.I100])" office:value-type="string" office:string-value="PaulStanley" calcext:value-type="string">
            <text:p>PaulStanley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01])-LEN(SUBSTITUTE([.C101];&quot; &quot;;&quot;&quot;))+1" office:value-type="float" office:value="2" calcext:value-type="float">
            <text:p>2</text:p>
          </table:table-cell>
          <table:table-cell office:value-type="string" calcext:value-type="string">
            <text:p>Paul Stanley</text:p>
          </table:table-cell>
          <table:table-cell office:value-type="string" calcext:value-type="string">
            <text:p>Live To Win</text:p>
          </table:table-cell>
          <table:table-cell/>
          <table:table-cell table:formula="of:=IF(AND([.A101]=&quot;x&quot;;[.B101]&gt;1);LEFT([.C101];FIND(&quot; &quot;;[.C101])-1);&quot;&quot;)" office:value-type="string" office:string-value="Paul" calcext:value-type="string">
            <text:p>Paul</text:p>
          </table:table-cell>
          <table:table-cell table:formula="of:=IF(AND([.A101]=&quot;x&quot;;[.B101]&gt;1);(MID([.C101];FIND(&quot; &quot;;[.C101])+1;LEN([.C101])-FIND(&quot; &quot;;[.C101])));[.C101])" office:value-type="string" office:string-value="Stanley" calcext:value-type="string">
            <text:p>Stanley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Stanley</text:p>
          </table:table-cell>
          <table:table-cell table:formula="of:=CONCATENATE([.H101];[.I101])" office:value-type="string" office:string-value="PaulStanley" calcext:value-type="string">
            <text:p>PaulStanley</text:p>
          </table:table-cell>
          <table:table-cell table:number-columns-repeated="1014"/>
        </table:table-row>
        <table:table-row table:style-name="ro2">
          <table:table-cell/>
          <table:table-cell table:formula="of:=LEN([.C102])-LEN(SUBSTITUTE([.C102];&quot; &quot;;&quot;&quot;))+1" office:value-type="float" office:value="2" calcext:value-type="float">
            <text:p>2</text:p>
          </table:table-cell>
          <table:table-cell office:value-type="string" calcext:value-type="string">
            <text:p>Stash Box</text:p>
          </table:table-cell>
          <table:table-cell office:value-type="string" calcext:value-type="string">
            <text:p>The Ultimate Alphabet Of Rock</text:p>
          </table:table-cell>
          <table:table-cell/>
          <table:table-cell table:formula="of:=IF(AND([.A102]=&quot;x&quot;;[.B102]&gt;1);LEFT([.C102];FIND(&quot; &quot;;[.C102])-1);&quot;&quot;)">
            <text:p/>
          </table:table-cell>
          <table:table-cell table:formula="of:=IF(AND([.A102]=&quot;x&quot;;[.B102]&gt;1);(MID([.C102];FIND(&quot; &quot;;[.C102])+1;LEN([.C102])-FIND(&quot; &quot;;[.C102])));[.C102])" office:value-type="string" office:string-value="Stash Box" calcext:value-type="string">
            <text:p>Stash Box</text:p>
          </table:table-cell>
          <table:table-cell/>
          <table:table-cell office:value-type="string" calcext:value-type="string">
            <text:p>Stash Box</text:p>
          </table:table-cell>
          <table:table-cell table:formula="of:=CONCATENATE([.H102];[.I102])" office:value-type="string" office:string-value="Stash Box" calcext:value-type="string">
            <text:p>Stash Box</text:p>
          </table:table-cell>
          <table:table-cell table:number-columns-repeated="1014"/>
        </table:table-row>
        <table:table-row table:style-name="ro2">
          <table:table-cell/>
          <table:table-cell table:formula="of:=LEN([.C103])-LEN(SUBSTITUTE([.C103];&quot; &quot;;&quot;&quot;))+1" office:value-type="float" office:value="1" calcext:value-type="float">
            <text:p>1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Fields Of Gold (best Of)</text:p>
          </table:table-cell>
          <table:table-cell/>
          <table:table-cell table:formula="of:=IF(AND([.A103]=&quot;x&quot;;[.B103]&gt;1);LEFT([.C103];FIND(&quot; &quot;;[.C103])-1);&quot;&quot;)">
            <text:p/>
          </table:table-cell>
          <table:table-cell table:formula="of:=IF(AND([.A103]=&quot;x&quot;;[.B103]&gt;1);(MID([.C103];FIND(&quot; &quot;;[.C103])+1;LEN([.C103])-FIND(&quot; &quot;;[.C103])));[.C103])" office:value-type="string" office:string-value="Sting" calcext:value-type="string">
            <text:p>Sting</text:p>
          </table:table-cell>
          <table:table-cell/>
          <table:table-cell office:value-type="string" calcext:value-type="string">
            <text:p>Sting</text:p>
          </table:table-cell>
          <table:table-cell table:formula="of:=CONCATENATE([.H103];[.I103])" office:value-type="string" office:string-value="Sting" calcext:value-type="string">
            <text:p>Sting</text:p>
          </table:table-cell>
          <table:table-cell table:number-columns-repeated="1014"/>
        </table:table-row>
        <table:table-row table:style-name="ro2">
          <table:table-cell/>
          <table:table-cell table:formula="of:=LEN([.C104])-LEN(SUBSTITUTE([.C104];&quot; &quot;;&quot;&quot;))+1" office:value-type="float" office:value="1" calcext:value-type="float">
            <text:p>1</text:p>
          </table:table-cell>
          <table:table-cell office:value-type="string" calcext:value-type="string">
            <text:p>Sting</text:p>
          </table:table-cell>
          <table:table-cell office:value-type="string" calcext:value-type="string">
            <text:p>Mercury Falling</text:p>
          </table:table-cell>
          <table:table-cell/>
          <table:table-cell table:formula="of:=IF(AND([.A104]=&quot;x&quot;;[.B104]&gt;1);LEFT([.C104];FIND(&quot; &quot;;[.C104])-1);&quot;&quot;)">
            <text:p/>
          </table:table-cell>
          <table:table-cell table:formula="of:=IF(AND([.A104]=&quot;x&quot;;[.B104]&gt;1);(MID([.C104];FIND(&quot; &quot;;[.C104])+1;LEN([.C104])-FIND(&quot; &quot;;[.C104])));[.C104])" office:value-type="string" office:string-value="Sting" calcext:value-type="string">
            <text:p>Sting</text:p>
          </table:table-cell>
          <table:table-cell/>
          <table:table-cell office:value-type="string" calcext:value-type="string">
            <text:p>Sting</text:p>
          </table:table-cell>
          <table:table-cell table:formula="of:=CONCATENATE([.H104];[.I104])" office:value-type="string" office:string-value="Sting" calcext:value-type="string">
            <text:p>Sting</text:p>
          </table:table-cell>
          <table:table-cell table:number-columns-repeated="1014"/>
        </table:table-row>
        <table:table-row table:style-name="ro2">
          <table:table-cell/>
          <table:table-cell table:formula="of:=LEN([.C105])-LEN(SUBSTITUTE([.C105];&quot; &quot;;&quot;&quot;))+1" office:value-type="float" office:value="1" calcext:value-type="float">
            <text:p>1</text:p>
          </table:table-cell>
          <table:table-cell office:value-type="string" calcext:value-type="string">
            <text:p>Strumm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105]=&quot;x&quot;;[.B105]&gt;1);LEFT([.C105];FIND(&quot; &quot;;[.C105])-1);&quot;&quot;)">
            <text:p/>
          </table:table-cell>
          <table:table-cell table:formula="of:=IF(AND([.A105]=&quot;x&quot;;[.B105]&gt;1);(MID([.C105];FIND(&quot; &quot;;[.C105])+1;LEN([.C105])-FIND(&quot; &quot;;[.C105])));[.C105])" office:value-type="string" office:string-value="Strumm" calcext:value-type="string">
            <text:p>Strumm</text:p>
          </table:table-cell>
          <table:table-cell/>
          <table:table-cell office:value-type="string" calcext:value-type="string">
            <text:p>Strumm</text:p>
          </table:table-cell>
          <table:table-cell table:formula="of:=CONCATENATE([.H105];[.I105])" office:value-type="string" office:string-value="Strumm" calcext:value-type="string">
            <text:p>Strumm</text:p>
          </table:table-cell>
          <table:table-cell table:number-columns-repeated="1014"/>
        </table:table-row>
        <table:table-row table:style-name="ro2">
          <table:table-cell/>
          <table:table-cell table:formula="of:=LEN([.C106])-LEN(SUBSTITUTE([.C106];&quot; &quot;;&quot;&quot;))+1" office:value-type="float" office:value="1" calcext:value-type="float">
            <text:p>1</text:p>
          </table:table-cell>
          <table:table-cell office:value-type="string" calcext:value-type="string">
            <text:p>Sugar</text:p>
          </table:table-cell>
          <table:table-cell office:value-type="string" calcext:value-type="string">
            <text:p>Copper Blue</text:p>
          </table:table-cell>
          <table:table-cell/>
          <table:table-cell table:formula="of:=IF(AND([.A106]=&quot;x&quot;;[.B106]&gt;1);LEFT([.C106];FIND(&quot; &quot;;[.C106])-1);&quot;&quot;)">
            <text:p/>
          </table:table-cell>
          <table:table-cell table:formula="of:=IF(AND([.A106]=&quot;x&quot;;[.B106]&gt;1);(MID([.C106];FIND(&quot; &quot;;[.C106])+1;LEN([.C106])-FIND(&quot; &quot;;[.C106])));[.C106])" office:value-type="string" office:string-value="Sugar" calcext:value-type="string">
            <text:p>Sugar</text:p>
          </table:table-cell>
          <table:table-cell/>
          <table:table-cell office:value-type="string" calcext:value-type="string">
            <text:p>Sugar</text:p>
          </table:table-cell>
          <table:table-cell table:formula="of:=CONCATENATE([.H106];[.I106])" office:value-type="string" office:string-value="Sugar" calcext:value-type="string">
            <text:p>Sugar</text:p>
          </table:table-cell>
          <table:table-cell table:number-columns-repeated="1014"/>
        </table:table-row>
        <table:table-row table:style-name="ro2">
          <table:table-cell/>
          <table:table-cell table:formula="of:=LEN([.C107])-LEN(SUBSTITUTE([.C107];&quot; &quot;;&quot;&quot;))+1" office:value-type="float" office:value="1" calcext:value-type="float">
            <text:p>1</text:p>
          </table:table-cell>
          <table:table-cell table:number-columns-repeated="2" office:value-type="string" calcext:value-type="string">
            <text:p>Supergrass</text:p>
          </table:table-cell>
          <table:table-cell/>
          <table:table-cell table:formula="of:=IF(AND([.A107]=&quot;x&quot;;[.B107]&gt;1);LEFT([.C107];FIND(&quot; &quot;;[.C107])-1);&quot;&quot;)">
            <text:p/>
          </table:table-cell>
          <table:table-cell table:formula="of:=IF(AND([.A107]=&quot;x&quot;;[.B107]&gt;1);(MID([.C107];FIND(&quot; &quot;;[.C107])+1;LEN([.C107])-FIND(&quot; &quot;;[.C107])));[.C107])" office:value-type="string" office:string-value="Supergrass" calcext:value-type="string">
            <text:p>Supergrass</text:p>
          </table:table-cell>
          <table:table-cell/>
          <table:table-cell office:value-type="string" calcext:value-type="string">
            <text:p>Supergrass</text:p>
          </table:table-cell>
          <table:table-cell table:formula="of:=CONCATENATE([.H107];[.I107])" office:value-type="string" office:string-value="Supergrass" calcext:value-type="string">
            <text:p>Supergras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08])-LEN(SUBSTITUTE([.C108];&quot; &quot;;&quot;&quot;))+1" office:value-type="float" office:value="2" calcext:value-type="float">
            <text:p>2</text:p>
          </table:table-cell>
          <table:table-cell office:value-type="string" calcext:value-type="string">
            <text:p>David Sylvian</text:p>
          </table:table-cell>
          <table:table-cell office:value-type="string" calcext:value-type="string">
            <text:p>Songs Of The Beehive</text:p>
          </table:table-cell>
          <table:table-cell/>
          <table:table-cell table:formula="of:=IF(AND([.A108]=&quot;x&quot;;[.B108]&gt;1);LEFT([.C108];FIND(&quot; &quot;;[.C108])-1);&quot;&quot;)" office:value-type="string" office:string-value="David" calcext:value-type="string">
            <text:p>David</text:p>
          </table:table-cell>
          <table:table-cell table:formula="of:=IF(AND([.A108]=&quot;x&quot;;[.B108]&gt;1);(MID([.C108];FIND(&quot; &quot;;[.C108])+1;LEN([.C108])-FIND(&quot; &quot;;[.C108])));[.C108])" office:value-type="string" office:string-value="Sylvian" calcext:value-type="string">
            <text:p>Sylvian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Sylvian</text:p>
          </table:table-cell>
          <table:table-cell table:formula="of:=CONCATENATE([.H108];[.I108])" office:value-type="string" office:string-value="DavidSylvian" calcext:value-type="string">
            <text:p>DavidSylvian</text:p>
          </table:table-cell>
          <table:table-cell table:number-columns-repeated="1014"/>
        </table:table-row>
        <table:table-row table:style-name="ro2">
          <table:table-cell/>
          <table:table-cell table:formula="of:=LEN([.C109])-LEN(SUBSTITUTE([.C109];&quot; &quot;;&quot;&quot;))+1" office:value-type="float" office:value="2" calcext:value-type="float">
            <text:p>2</text:p>
          </table:table-cell>
          <table:table-cell office:value-type="string" calcext:value-type="string">
            <text:p>Talk Talk</text:p>
          </table:table-cell>
          <table:table-cell office:value-type="string" calcext:value-type="string">
            <text:p>The Colour Of Spring</text:p>
          </table:table-cell>
          <table:table-cell/>
          <table:table-cell table:formula="of:=IF(AND([.A109]=&quot;x&quot;;[.B109]&gt;1);LEFT([.C109];FIND(&quot; &quot;;[.C109])-1);&quot;&quot;)">
            <text:p/>
          </table:table-cell>
          <table:table-cell table:formula="of:=IF(AND([.A109]=&quot;x&quot;;[.B109]&gt;1);(MID([.C109];FIND(&quot; &quot;;[.C109])+1;LEN([.C109])-FIND(&quot; &quot;;[.C109])));[.C109])" office:value-type="string" office:string-value="Talk Talk" calcext:value-type="string">
            <text:p>Talk Talk</text:p>
          </table:table-cell>
          <table:table-cell/>
          <table:table-cell office:value-type="string" calcext:value-type="string">
            <text:p>Talk Talk</text:p>
          </table:table-cell>
          <table:table-cell table:formula="of:=CONCATENATE([.H109];[.I109])" office:value-type="string" office:string-value="Talk Talk" calcext:value-type="string">
            <text:p>Talk Talk</text:p>
          </table:table-cell>
          <table:table-cell table:number-columns-repeated="1014"/>
        </table:table-row>
        <table:table-row table:style-name="ro2">
          <table:table-cell/>
          <table:table-cell table:formula="of:=LEN([.C110])-LEN(SUBSTITUTE([.C110];&quot; &quot;;&quot;&quot;))+1" office:value-type="float" office:value="3" calcext:value-type="float">
            <text:p>3</text:p>
          </table:table-cell>
          <table:table-cell office:value-type="string" calcext:value-type="string">
            <text:p>Tears For Fears</text:p>
          </table:table-cell>
          <table:table-cell office:value-type="string" calcext:value-type="string">
            <text:p><text:s/>Shout</text:p>
          </table:table-cell>
          <table:table-cell/>
          <table:table-cell table:formula="of:=IF(AND([.A110]=&quot;x&quot;;[.B110]&gt;1);LEFT([.C110];FIND(&quot; &quot;;[.C110])-1);&quot;&quot;)">
            <text:p/>
          </table:table-cell>
          <table:table-cell table:formula="of:=IF(AND([.A110]=&quot;x&quot;;[.B110]&gt;1);(MID([.C110];FIND(&quot; &quot;;[.C110])+1;LEN([.C110])-FIND(&quot; &quot;;[.C110])));[.C110])" office:value-type="string" office:string-value="Tears For Fears" calcext:value-type="string">
            <text:p>Tears For Fears</text:p>
          </table:table-cell>
          <table:table-cell/>
          <table:table-cell office:value-type="string" calcext:value-type="string">
            <text:p>Tears For Fears</text:p>
          </table:table-cell>
          <table:table-cell table:formula="of:=CONCATENATE([.H110];[.I110])" office:value-type="string" office:string-value="Tears For Fears" calcext:value-type="string">
            <text:p>Tears For Fears</text:p>
          </table:table-cell>
          <table:table-cell table:number-columns-repeated="1014"/>
        </table:table-row>
        <table:table-row table:style-name="ro2">
          <table:table-cell/>
          <table:table-cell table:formula="of:=LEN([.C111])-LEN(SUBSTITUTE([.C111];&quot; &quot;;&quot;&quot;))+1" office:value-type="float" office:value="2" calcext:value-type="float">
            <text:p>2</text:p>
          </table:table-cell>
          <table:table-cell office:value-type="string" calcext:value-type="string">
            <text:p>Thin Lizzy</text:p>
          </table:table-cell>
          <table:table-cell office:value-type="string" calcext:value-type="string">
            <text:p>Live And Dangerous</text:p>
          </table:table-cell>
          <table:table-cell/>
          <table:table-cell table:formula="of:=IF(AND([.A111]=&quot;x&quot;;[.B111]&gt;1);LEFT([.C111];FIND(&quot; &quot;;[.C111])-1);&quot;&quot;)">
            <text:p/>
          </table:table-cell>
          <table:table-cell table:formula="of:=IF(AND([.A111]=&quot;x&quot;;[.B111]&gt;1);(MID([.C111];FIND(&quot; &quot;;[.C111])+1;LEN([.C111])-FIND(&quot; &quot;;[.C111])));[.C111])" office:value-type="string" office:string-value="Thin Lizzy" calcext:value-type="string">
            <text:p>Thin Lizzy</text:p>
          </table:table-cell>
          <table:table-cell/>
          <table:table-cell office:value-type="string" calcext:value-type="string">
            <text:p>Thin Lizzy</text:p>
          </table:table-cell>
          <table:table-cell table:formula="of:=CONCATENATE([.H111];[.I111])" office:value-type="string" office:string-value="Thin Lizzy" calcext:value-type="string">
            <text:p>Thin Lizzy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x</text:p>
          </table:table-cell>
          <table:table-cell table:formula="of:=LEN([.C112])-LEN(SUBSTITUTE([.C112];&quot; &quot;;&quot;&quot;))+1" office:value-type="float" office:value="2" calcext:value-type="float">
            <text:p>2</text:p>
          </table:table-cell>
          <table:table-cell office:value-type="string" calcext:value-type="string">
            <text:p>Pete Townsend</text:p>
          </table:table-cell>
          <table:table-cell office:value-type="string" calcext:value-type="string">
            <text:p>White City</text:p>
          </table:table-cell>
          <table:table-cell/>
          <table:table-cell table:formula="of:=IF(AND([.A112]=&quot;x&quot;;[.B112]&gt;1);LEFT([.C112];FIND(&quot; &quot;;[.C112])-1);&quot;&quot;)" office:value-type="string" office:string-value="Pete" calcext:value-type="string">
            <text:p>Pete</text:p>
          </table:table-cell>
          <table:table-cell table:formula="of:=IF(AND([.A112]=&quot;x&quot;;[.B112]&gt;1);(MID([.C112];FIND(&quot; &quot;;[.C112])+1;LEN([.C112])-FIND(&quot; &quot;;[.C112])));[.C112])" office:value-type="string" office:string-value="Townsend" calcext:value-type="string">
            <text:p>Townsend</text:p>
          </table:table-cell>
          <table:table-cell office:value-type="string" calcext:value-type="string">
            <text:p>Pete</text:p>
          </table:table-cell>
          <table:table-cell office:value-type="string" calcext:value-type="string">
            <text:p>Townsend</text:p>
          </table:table-cell>
          <table:table-cell table:formula="of:=CONCATENATE([.H112];[.I112])" office:value-type="string" office:string-value="PeteTownsend" calcext:value-type="string">
            <text:p>PeteTownsend</text:p>
          </table:table-cell>
          <table:table-cell table:number-columns-repeated="1014"/>
        </table:table-row>
        <table:table-row table:style-name="ro2">
          <table:table-cell/>
          <table:table-cell table:formula="of:=LEN([.C113])-LEN(SUBSTITUTE([.C113];&quot; &quot;;&quot;&quot;))+1" office:value-type="float" office:value="2" calcext:value-type="float">
            <text:p>2</text:p>
          </table:table-cell>
          <table:table-cell office:value-type="string" calcext:value-type="string">
            <text:p>Van Halen</text:p>
          </table:table-cell>
          <table:table-cell office:value-type="string" calcext:value-type="string">
            <text:p>Women And Children First + Diver Down</text:p>
          </table:table-cell>
          <table:table-cell/>
          <table:table-cell table:formula="of:=IF(AND([.A113]=&quot;x&quot;;[.B113]&gt;1);LEFT([.C113];FIND(&quot; &quot;;[.C113])-1);&quot;&quot;)">
            <text:p/>
          </table:table-cell>
          <table:table-cell table:formula="of:=IF(AND([.A113]=&quot;x&quot;;[.B113]&gt;1);(MID([.C113];FIND(&quot; &quot;;[.C113])+1;LEN([.C113])-FIND(&quot; &quot;;[.C113])));[.C113])" office:value-type="string" office:string-value="Van Halen" calcext:value-type="string">
            <text:p>Van Halen</text:p>
          </table:table-cell>
          <table:table-cell/>
          <table:table-cell office:value-type="string" calcext:value-type="string">
            <text:p>Van Halen</text:p>
          </table:table-cell>
          <table:table-cell table:formula="of:=CONCATENATE([.H113];[.I113])" office:value-type="string" office:string-value="Van Halen" calcext:value-type="string">
            <text:p>Van Halen</text:p>
          </table:table-cell>
          <table:table-cell table:number-columns-repeated="1014"/>
        </table:table-row>
        <table:table-row table:style-name="ro2">
          <table:table-cell/>
          <table:table-cell table:formula="of:=LEN([.C114])-LEN(SUBSTITUTE([.C114];&quot; &quot;;&quot;&quot;))+1" office:value-type="float" office:value="1" calcext:value-type="float">
            <text:p>1</text:p>
          </table:table-cell>
          <table:table-cell office:value-type="string" calcext:value-type="string">
            <text:p>Videospiel</text:p>
          </table:table-cell>
          <table:table-cell office:value-type="string" calcext:value-type="string">
            <text:p>Indiana Jones And The Fate Of Atlantis </text:p>
          </table:table-cell>
          <table:table-cell/>
          <table:table-cell table:formula="of:=IF(AND([.A114]=&quot;x&quot;;[.B114]&gt;1);LEFT([.C114];FIND(&quot; &quot;;[.C114])-1);&quot;&quot;)">
            <text:p/>
          </table:table-cell>
          <table:table-cell table:formula="of:=IF(AND([.A114]=&quot;x&quot;;[.B114]&gt;1);(MID([.C114];FIND(&quot; &quot;;[.C114])+1;LEN([.C114])-FIND(&quot; &quot;;[.C114])));[.C114])" office:value-type="string" office:string-value="Videospiel" calcext:value-type="string">
            <text:p>Videospiel</text:p>
          </table:table-cell>
          <table:table-cell/>
          <table:table-cell office:value-type="string" calcext:value-type="string">
            <text:p>Videospiel</text:p>
          </table:table-cell>
          <table:table-cell table:formula="of:=CONCATENATE([.H114];[.I114])" office:value-type="string" office:string-value="Videospiel" calcext:value-type="string">
            <text:p>Videospiel</text:p>
          </table:table-cell>
          <table:table-cell table:number-columns-repeated="1014"/>
        </table:table-row>
        <table:table-row table:style-name="ro2">
          <table:table-cell/>
          <table:table-cell table:formula="of:=LEN([.C115])-LEN(SUBSTITUTE([.C115];&quot; &quot;;&quot;&quot;))+1" office:value-type="float" office:value="2" calcext:value-type="float">
            <text:p>2</text:p>
          </table:table-cell>
          <table:table-cell office:value-type="string" calcext:value-type="string">
            <text:p>Visions Compilation</text:p>
          </table:table-cell>
          <table:table-cell office:value-type="string" calcext:value-type="string">
            <text:p>The Most Underrated Bands Of The Nineties</text:p>
          </table:table-cell>
          <table:table-cell/>
          <table:table-cell table:formula="of:=IF(AND([.A115]=&quot;x&quot;;[.B115]&gt;1);LEFT([.C115];FIND(&quot; &quot;;[.C115])-1);&quot;&quot;)">
            <text:p/>
          </table:table-cell>
          <table:table-cell table:formula="of:=IF(AND([.A115]=&quot;x&quot;;[.B115]&gt;1);(MID([.C115];FIND(&quot; &quot;;[.C115])+1;LEN([.C115])-FIND(&quot; &quot;;[.C115])));[.C115])" office:value-type="string" office:string-value="Visions Compilation" calcext:value-type="string">
            <text:p>Visions Compilation</text:p>
          </table:table-cell>
          <table:table-cell/>
          <table:table-cell office:value-type="string" calcext:value-type="string">
            <text:p>Visions Compilation</text:p>
          </table:table-cell>
          <table:table-cell table:formula="of:=CONCATENATE([.H115];[.I115])" office:value-type="string" office:string-value="Visions Compilation" calcext:value-type="string">
            <text:p>Visions Compilation</text:p>
          </table:table-cell>
          <table:table-cell table:number-columns-repeated="1014"/>
        </table:table-row>
        <table:table-row table:style-name="ro2">
          <table:table-cell/>
          <table:table-cell table:formula="of:=LEN([.C116])-LEN(SUBSTITUTE([.C116];&quot; &quot;;&quot;&quot;))+1" office:value-type="float" office:value="1" calcext:value-type="float">
            <text:p>1</text:p>
          </table:table-cell>
          <table:table-cell office:value-type="string" calcext:value-type="string">
            <text:p>Visions-Sampler</text:p>
          </table:table-cell>
          <table:table-cell office:value-type="string" calcext:value-type="string">
            <text:p>All Areas Volume 6 </text:p>
          </table:table-cell>
          <table:table-cell office:value-type="string" calcext:value-type="string">
            <text:p>Sampler </text:p>
          </table:table-cell>
          <table:table-cell table:formula="of:=IF(AND([.A116]=&quot;x&quot;;[.B116]&gt;1);LEFT([.C116];FIND(&quot; &quot;;[.C116])-1);&quot;&quot;)">
            <text:p/>
          </table:table-cell>
          <table:table-cell table:formula="of:=IF(AND([.A116]=&quot;x&quot;;[.B116]&gt;1);(MID([.C116];FIND(&quot; &quot;;[.C116])+1;LEN([.C116])-FIND(&quot; &quot;;[.C116])));[.C116])" office:value-type="string" office:string-value="Visions-Sampler" calcext:value-type="string">
            <text:p>Visions-Sampler</text:p>
          </table:table-cell>
          <table:table-cell/>
          <table:table-cell office:value-type="string" calcext:value-type="string">
            <text:p>Visions-Sampler</text:p>
          </table:table-cell>
          <table:table-cell table:formula="of:=CONCATENATE([.H116];[.I116])" office:value-type="string" office:string-value="Visions-Sampler" calcext:value-type="string">
            <text:p>Visions-Sampler</text:p>
          </table:table-cell>
          <table:table-cell table:number-columns-repeated="1014"/>
        </table:table-row>
        <table:table-row table:style-name="ro2">
          <table:table-cell/>
          <table:table-cell table:formula="of:=LEN([.C117])-LEN(SUBSTITUTE([.C117];&quot; &quot;;&quot;&quot;))+1" office:value-type="float" office:value="1" calcext:value-type="float">
            <text:p>1</text:p>
          </table:table-cell>
          <table:table-cell office:value-type="string" calcext:value-type="string">
            <text:p>Visions-Sampler</text:p>
          </table:table-cell>
          <table:table-cell office:value-type="string" calcext:value-type="string">
            <text:p>All Areas Volume 7</text:p>
          </table:table-cell>
          <table:table-cell office:value-type="string" calcext:value-type="string">
            <text:p>Sampler </text:p>
          </table:table-cell>
          <table:table-cell table:formula="of:=IF(AND([.A117]=&quot;x&quot;;[.B117]&gt;1);LEFT([.C117];FIND(&quot; &quot;;[.C117])-1);&quot;&quot;)">
            <text:p/>
          </table:table-cell>
          <table:table-cell table:formula="of:=IF(AND([.A117]=&quot;x&quot;;[.B117]&gt;1);(MID([.C117];FIND(&quot; &quot;;[.C117])+1;LEN([.C117])-FIND(&quot; &quot;;[.C117])));[.C117])" office:value-type="string" office:string-value="Visions-Sampler" calcext:value-type="string">
            <text:p>Visions-Sampler</text:p>
          </table:table-cell>
          <table:table-cell/>
          <table:table-cell office:value-type="string" calcext:value-type="string">
            <text:p>Visions-Sampler</text:p>
          </table:table-cell>
          <table:table-cell table:formula="of:=CONCATENATE([.H117];[.I117])" office:value-type="string" office:string-value="Visions-Sampler" calcext:value-type="string">
            <text:p>Visions-Sampler</text:p>
          </table:table-cell>
          <table:table-cell table:number-columns-repeated="1014"/>
        </table:table-row>
        <table:table-row table:style-name="ro2">
          <table:table-cell/>
          <table:table-cell table:formula="of:=LEN([.C118])-LEN(SUBSTITUTE([.C118];&quot; &quot;;&quot;&quot;))+1" office:value-type="float" office:value="1" calcext:value-type="float">
            <text:p>1</text:p>
          </table:table-cell>
          <table:table-cell office:value-type="string" calcext:value-type="string">
            <text:p>Visions-Sampler</text:p>
          </table:table-cell>
          <table:table-cell office:value-type="string" calcext:value-type="string">
            <text:p>All Areas Volume 8</text:p>
          </table:table-cell>
          <table:table-cell office:value-type="string" calcext:value-type="string">
            <text:p>Sampler</text:p>
          </table:table-cell>
          <table:table-cell table:formula="of:=IF(AND([.A118]=&quot;x&quot;;[.B118]&gt;1);LEFT([.C118];FIND(&quot; &quot;;[.C118])-1);&quot;&quot;)">
            <text:p/>
          </table:table-cell>
          <table:table-cell table:formula="of:=IF(AND([.A118]=&quot;x&quot;;[.B118]&gt;1);(MID([.C118];FIND(&quot; &quot;;[.C118])+1;LEN([.C118])-FIND(&quot; &quot;;[.C118])));[.C118])" office:value-type="string" office:string-value="Visions-Sampler" calcext:value-type="string">
            <text:p>Visions-Sampler</text:p>
          </table:table-cell>
          <table:table-cell/>
          <table:table-cell office:value-type="string" calcext:value-type="string">
            <text:p>Visions-Sampler</text:p>
          </table:table-cell>
          <table:table-cell table:formula="of:=CONCATENATE([.H118];[.I118])" office:value-type="string" office:string-value="Visions-Sampler" calcext:value-type="string">
            <text:p>Visions-Sampler</text:p>
          </table:table-cell>
          <table:table-cell table:number-columns-repeated="1014"/>
        </table:table-row>
        <table:table-row table:style-name="ro2">
          <table:table-cell/>
          <table:table-cell table:formula="of:=LEN([.C119])-LEN(SUBSTITUTE([.C119];&quot; &quot;;&quot;&quot;))+1" office:value-type="float" office:value="1" calcext:value-type="float">
            <text:p>1</text:p>
          </table:table-cell>
          <table:table-cell office:value-type="string" calcext:value-type="string">
            <text:p>Visions-Sampler</text:p>
          </table:table-cell>
          <table:table-cell office:value-type="string" calcext:value-type="string">
            <text:p>All Areas Volume 9</text:p>
          </table:table-cell>
          <table:table-cell office:value-type="string" calcext:value-type="string">
            <text:p>Sampler </text:p>
          </table:table-cell>
          <table:table-cell table:formula="of:=IF(AND([.A119]=&quot;x&quot;;[.B119]&gt;1);LEFT([.C119];FIND(&quot; &quot;;[.C119])-1);&quot;&quot;)">
            <text:p/>
          </table:table-cell>
          <table:table-cell table:formula="of:=IF(AND([.A119]=&quot;x&quot;;[.B119]&gt;1);(MID([.C119];FIND(&quot; &quot;;[.C119])+1;LEN([.C119])-FIND(&quot; &quot;;[.C119])));[.C119])" office:value-type="string" office:string-value="Visions-Sampler" calcext:value-type="string">
            <text:p>Visions-Sampler</text:p>
          </table:table-cell>
          <table:table-cell/>
          <table:table-cell office:value-type="string" calcext:value-type="string">
            <text:p>Visions-Sampler</text:p>
          </table:table-cell>
          <table:table-cell table:formula="of:=CONCATENATE([.H119];[.I119])" office:value-type="string" office:string-value="Visions-Sampler" calcext:value-type="string">
            <text:p>Visions-Sampler</text:p>
          </table:table-cell>
          <table:table-cell table:number-columns-repeated="1014"/>
        </table:table-row>
        <table:table-row table:style-name="ro2">
          <table:table-cell/>
          <table:table-cell table:formula="of:=LEN([.C120])-LEN(SUBSTITUTE([.C120];&quot; &quot;;&quot;&quot;))+1" office:value-type="float" office:value="1" calcext:value-type="float">
            <text:p>1</text:p>
          </table:table-cell>
          <table:table-cell office:value-type="string" calcext:value-type="string">
            <text:p>Visions-Sampler</text:p>
          </table:table-cell>
          <table:table-cell office:value-type="string" calcext:value-type="string">
            <text:p>All Areas Volume Ten</text:p>
          </table:table-cell>
          <table:table-cell office:value-type="string" calcext:value-type="string">
            <text:p>Sampler </text:p>
          </table:table-cell>
          <table:table-cell table:formula="of:=IF(AND([.A120]=&quot;x&quot;;[.B120]&gt;1);LEFT([.C120];FIND(&quot; &quot;;[.C120])-1);&quot;&quot;)">
            <text:p/>
          </table:table-cell>
          <table:table-cell table:formula="of:=IF(AND([.A120]=&quot;x&quot;;[.B120]&gt;1);(MID([.C120];FIND(&quot; &quot;;[.C120])+1;LEN([.C120])-FIND(&quot; &quot;;[.C120])));[.C120])" office:value-type="string" office:string-value="Visions-Sampler" calcext:value-type="string">
            <text:p>Visions-Sampler</text:p>
          </table:table-cell>
          <table:table-cell/>
          <table:table-cell office:value-type="string" calcext:value-type="string">
            <text:p>Visions-Sampler</text:p>
          </table:table-cell>
          <table:table-cell table:formula="of:=CONCATENATE([.H120];[.I120])" office:value-type="string" office:string-value="Visions-Sampler" calcext:value-type="string">
            <text:p>Visions-Sampler</text:p>
          </table:table-cell>
          <table:table-cell table:number-columns-repeated="1014"/>
        </table:table-row>
        <table:table-row table:style-name="ro2">
          <table:table-cell/>
          <table:table-cell table:formula="of:=LEN([.C121])-LEN(SUBSTITUTE([.C121];&quot; &quot;;&quot;&quot;))+1" office:value-type="float" office:value="1" calcext:value-type="float">
            <text:p>1</text:p>
          </table:table-cell>
          <table:table-cell office:value-type="string" calcext:value-type="string">
            <text:p>Vitatec</text:p>
          </table:table-cell>
          <table:table-cell office:value-type="string" calcext:value-type="string">
            <text:p>Science Fiction</text:p>
          </table:table-cell>
          <table:table-cell/>
          <table:table-cell table:formula="of:=IF(AND([.A121]=&quot;x&quot;;[.B121]&gt;1);LEFT([.C121];FIND(&quot; &quot;;[.C121])-1);&quot;&quot;)">
            <text:p/>
          </table:table-cell>
          <table:table-cell table:formula="of:=IF(AND([.A121]=&quot;x&quot;;[.B121]&gt;1);(MID([.C121];FIND(&quot; &quot;;[.C121])+1;LEN([.C121])-FIND(&quot; &quot;;[.C121])));[.C121])" office:value-type="string" office:string-value="Vitatec" calcext:value-type="string">
            <text:p>Vitatec</text:p>
          </table:table-cell>
          <table:table-cell/>
          <table:table-cell office:value-type="string" calcext:value-type="string">
            <text:p>Vitatec</text:p>
          </table:table-cell>
          <table:table-cell table:formula="of:=CONCATENATE([.H121];[.I121])" office:value-type="string" office:string-value="Vitatec" calcext:value-type="string">
            <text:p>Vitatec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x</text:p>
          </table:table-cell>
          <table:table-cell table:formula="of:=LEN([.C122])-LEN(SUBSTITUTE([.C122];&quot; &quot;;&quot;&quot;))+1" office:value-type="float" office:value="2" calcext:value-type="float">
            <text:p>2</text:p>
          </table:table-cell>
          <table:table-cell office:value-type="string" calcext:value-type="string">
            <text:p>Tom Waits</text:p>
          </table:table-cell>
          <table:table-cell office:value-type="string" calcext:value-type="string">
            <text:p>Blue Valentine</text:p>
          </table:table-cell>
          <table:table-cell/>
          <table:table-cell table:formula="of:=IF(AND([.A122]=&quot;x&quot;;[.B122]&gt;1);LEFT([.C122];FIND(&quot; &quot;;[.C122])-1);&quot;&quot;)" office:value-type="string" office:string-value="Tom" calcext:value-type="string">
            <text:p>Tom</text:p>
          </table:table-cell>
          <table:table-cell table:formula="of:=IF(AND([.A122]=&quot;x&quot;;[.B122]&gt;1);(MID([.C122];FIND(&quot; &quot;;[.C122])+1;LEN([.C122])-FIND(&quot; &quot;;[.C122])));[.C122])" office:value-type="string" office:string-value="Waits" calcext:value-type="string">
            <text:p>Wait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Waits</text:p>
          </table:table-cell>
          <table:table-cell table:formula="of:=CONCATENATE([.H122];[.I122])" office:value-type="string" office:string-value="TomWaits" calcext:value-type="string">
            <text:p>TomWaits</text:p>
          </table:table-cell>
          <table:table-cell table:number-columns-repeated="1014"/>
        </table:table-row>
        <table:table-row table:style-name="ro2">
          <table:table-cell/>
          <table:table-cell table:formula="of:=LEN([.C123])-LEN(SUBSTITUTE([.C123];&quot; &quot;;&quot;&quot;))+1" office:value-type="float" office:value="2" calcext:value-type="float">
            <text:p>2</text:p>
          </table:table-cell>
          <table:table-cell office:value-type="string" calcext:value-type="string">
            <text:p>Water Dog</text:p>
          </table:table-cell>
          <table:table-cell office:value-type="string" calcext:value-type="string">
            <text:p>Five Easy Pieces</text:p>
          </table:table-cell>
          <table:table-cell/>
          <table:table-cell table:formula="of:=IF(AND([.A123]=&quot;x&quot;;[.B123]&gt;1);LEFT([.C123];FIND(&quot; &quot;;[.C123])-1);&quot;&quot;)">
            <text:p/>
          </table:table-cell>
          <table:table-cell table:formula="of:=IF(AND([.A123]=&quot;x&quot;;[.B123]&gt;1);(MID([.C123];FIND(&quot; &quot;;[.C123])+1;LEN([.C123])-FIND(&quot; &quot;;[.C123])));[.C123])" office:value-type="string" office:string-value="Water Dog" calcext:value-type="string">
            <text:p>Water Dog</text:p>
          </table:table-cell>
          <table:table-cell/>
          <table:table-cell office:value-type="string" calcext:value-type="string">
            <text:p>Water Dog</text:p>
          </table:table-cell>
          <table:table-cell table:formula="of:=CONCATENATE([.H123];[.I123])" office:value-type="string" office:string-value="Water Dog" calcext:value-type="string">
            <text:p>Water Dog</text:p>
          </table:table-cell>
          <table:table-cell table:number-columns-repeated="1014"/>
        </table:table-row>
        <table:table-row table:style-name="ro2">
          <table:table-cell/>
          <table:table-cell table:formula="of:=LEN([.C124])-LEN(SUBSTITUTE([.C124];&quot; &quot;;&quot;&quot;))+1" office:value-type="float" office:value="1" calcext:value-type="float">
            <text:p>1</text:p>
          </table:table-cell>
          <table:table-cell office:value-type="string" calcext:value-type="string">
            <text:p>Whitesnake</text:p>
          </table:table-cell>
          <table:table-cell office:value-type="string" calcext:value-type="string">
            <text:p>Good To Be Bad</text:p>
          </table:table-cell>
          <table:table-cell/>
          <table:table-cell table:formula="of:=IF(AND([.A124]=&quot;x&quot;;[.B124]&gt;1);LEFT([.C124];FIND(&quot; &quot;;[.C124])-1);&quot;&quot;)">
            <text:p/>
          </table:table-cell>
          <table:table-cell table:formula="of:=IF(AND([.A124]=&quot;x&quot;;[.B124]&gt;1);(MID([.C124];FIND(&quot; &quot;;[.C124])+1;LEN([.C124])-FIND(&quot; &quot;;[.C124])));[.C124])" office:value-type="string" office:string-value="Whitesnake" calcext:value-type="string">
            <text:p>Whitesnake</text:p>
          </table:table-cell>
          <table:table-cell/>
          <table:table-cell office:value-type="string" calcext:value-type="string">
            <text:p>Whitesnake</text:p>
          </table:table-cell>
          <table:table-cell table:number-columns-repeated="1015"/>
        </table:table-row>
        <table:table-row table:style-name="ro2">
          <table:table-cell/>
          <table:table-cell table:formula="of:=LEN([.C125])-LEN(SUBSTITUTE([.C125];&quot; &quot;;&quot;&quot;))+1" office:value-type="float" office:value="1" calcext:value-type="float">
            <text:p>1</text:p>
          </table:table-cell>
          <table:table-cell office:value-type="string" calcext:value-type="string">
            <text:p>Zaibatsu</text:p>
          </table:table-cell>
          <table:table-cell office:value-type="string" calcext:value-type="string">
            <text:p>Same Title</text:p>
          </table:table-cell>
          <table:table-cell/>
          <table:table-cell table:formula="of:=IF(AND([.A125]=&quot;x&quot;;[.B125]&gt;1);LEFT([.C125];FIND(&quot; &quot;;[.C125])-1);&quot;&quot;)">
            <text:p/>
          </table:table-cell>
          <table:table-cell table:formula="of:=IF(AND([.A125]=&quot;x&quot;;[.B125]&gt;1);(MID([.C125];FIND(&quot; &quot;;[.C125])+1;LEN([.C125])-FIND(&quot; &quot;;[.C125])));[.C125])" office:value-type="string" office:string-value="Zaibatsu" calcext:value-type="string">
            <text:p>Zaibatsu</text:p>
          </table:table-cell>
          <table:table-cell/>
          <table:table-cell office:value-type="string" calcext:value-type="string">
            <text:p>Zaibatsu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formula="of:=IF(([.B126]&gt;1);LEFT([.C126];FIND(&quot; &quot;;[.C126])-1);&quot;&quot;)">
            <text:p/>
          </table:table-cell>
          <table:table-cell table:number-columns-repeated="1018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cds und dvds'.A2:'cds und dvds'.K12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 style:data-style-name="N2" text:time-value="21:33:01.024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7T23:01:25.457000000</dc:date>
    <meta:editing-duration>PT26M47S</meta:editing-duration>
    <meta:editing-cycles>9</meta:editing-cycles>
    <meta:generator>LibreOffice/6.4.3.2$Windows_X86_64 LibreOffice_project/747b5d0ebf89f41c860ec2a39efd7cb15b54f2d8</meta:generator>
    <meta:document-statistic meta:table-count="1" meta:cell-count="952" meta:object-count="0"/>
  </office:meta>
</office:document-meta>
</file>